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ggable_loc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gable_tag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descr_short</text:p>
          </table:table-cell>
          <table:table-cell office:value-type="string" calcext:value-type="string">
            <text:p>descr_lo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pdated_by_user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utorías individuales en matemáticas a un estudiante con dificult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gar comidas calientes a personas mayore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19" calcext:value-type="float">
            <text:p>61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levar al perro de un vecino a pasear diariamente para ayudar con el ejerci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0" calcext:value-type="float">
            <text:p>61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idar a los hijos de un amigo durante sus horas de trabaj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1" calcext:value-type="float">
            <text:p>61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mayor con el mantenimiento de su jardí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2" calcext:value-type="float">
            <text:p>61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un grifo que gotea para un miembro de la famil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3" calcext:value-type="float">
            <text:p>61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buscador de empleo a crear un currículum impresion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4" calcext:value-type="float">
            <text:p>61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ger comestibles para un vecino que no puede sal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5" calcext:value-type="float">
            <text:p>61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familiar a resolver problemas con su computad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6" calcext:value-type="float">
            <text:p>61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orientación a un amigo sobre un problema legal men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7" calcext:value-type="float">
            <text:p>61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plan de ejercicios personalizado para los objetivos de fitness de un ami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8" calcext:value-type="float">
            <text:p>61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un vecino a pintar con acrí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29" calcext:value-type="float">
            <text:p>61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miembro de la familia a crear un presupuesto y un plan de ahor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organizar el apartamento de un profesional ocup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1" calcext:value-type="float">
            <text:p>61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ar clases de guitarra a un adolescente interesado en la mús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2" calcext:value-type="float">
            <text:p>61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sando tiempo sirviendo comidas en un refugio para personas sin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3" calcext:value-type="float">
            <text:p>61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mandados para un amigo que se está recuperando de una cirug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4" calcext:value-type="float">
            <text:p>61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omentarios y ediciones para mejorar el currículum de un solicitante de empl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5" calcext:value-type="float">
            <text:p>61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pariente mayor a configurar videollam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6" calcext:value-type="float">
            <text:p>61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visar un contrato para un amigo antes de que lo fir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7" calcext:value-type="float">
            <text:p>61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sesiones de ejercicios en línea para participantes remo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8" calcext:value-type="float">
            <text:p>61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taller de manualidades DIY para un grupo comunitario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39" calcext:value-type="float">
            <text:p>61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miembro de la familia a presentar su declaración de impuestos an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eer cuentos a niños en un evento de una biblioteca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isitar una residencia de ancianos para pasar tiempo con los residentes may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2" calcext:value-type="float">
            <text:p>61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conversaciones para ayudar a alguien a practicar un nuevo idio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3" calcext:value-type="float">
            <text:p>61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mbiar el aceite y realizar mantenimiento básico al automóvil de un ami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cuentas de redes sociales para un dueño de pequeño nego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5" calcext:value-type="float">
            <text:p>61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una sesión de retratos gratuita para la familia de un ami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6" calcext:value-type="float">
            <text:p>61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orientación y consejos para alguien que busca cambiar de carr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erificar regularmente que un amigo siga su rutina de ejerci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8" calcext:value-type="float">
            <text:p>61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taller para enseñar a personas mayores a usar teléfonos intelig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49" calcext:value-type="float">
            <text:p>61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una breve consulta legal para ayudar a alguien a comprender sus derech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sesiones de estudio en línea para ayudar a los estudiantes a prepararse para los exáme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1" calcext:value-type="float">
            <text:p>61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idar a los hijos de un vecino para una noche de ci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ar formato al currículum de un solicitante de empleo para que sea más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3" calcext:value-type="float">
            <text:p>61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lanes de comidas saludables para una persona ocupada durante una sem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4" calcext:value-type="float">
            <text:p>61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un taller sobre prácticas de vida sostenible para un grupo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5" calcext:value-type="float">
            <text:p>61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estudiante con sus tareas de matemáticas después de la escue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un amigo a través de un proyecto de mejora del hogar a través de videollam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7" calcext:value-type="float">
            <text:p>61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spañol conversacional a alguien a través de videoconferen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8" calcext:value-type="float">
            <text:p>61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clínica de asistencia legal gratuita para personas de bajos ingre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159" calcext:value-type="float">
            <text:p>61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muestra de arte virtual para exhibir el trabajo de artista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regalos hechos a mano personalizados para los cumpleaños de los ami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buscador de empleo a practicar y prepararse para las entrevistas futu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y liderar desafíos de acondicionamiento físico virtual para un grupo de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para enseñar a los padres sobre la seguridad en línea para los niñ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proporcionar asesoramiento legal por teléfono a quienes lo necesit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un taller para ayudar a aspirantes a escritores a mejorar sus habili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6" calcext:value-type="float">
            <text:p>61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idar al hijo de un amigo durante un evento inesper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car música en vivo afuera de la ventana de un ser querido para una ocasión espe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r el hogar de una persona mayor en busca de posibles peligros y sugerir mejo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9" calcext:value-type="float">
            <text:p>61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amigo ocupado a elegir atuendos elegantes para un evento próxi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0" calcext:value-type="float">
            <text:p>61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usar computadoras y navegar po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r a un grupo comunitario sobre respuesta y preparación para desas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2" calcext:value-type="float">
            <text:p>61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y moderar una discusión de libros en línea para lectores áv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3" calcext:value-type="float">
            <text:p>61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levar animales de terapia a visitar a pacientes en hospitales y residencias de ancia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4" calcext:value-type="float">
            <text:p>61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una caminata grupal por senderos pintorescos y proporcionar información educati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5" calcext:value-type="float">
            <text:p>61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alguien a descubrir su genealogía y ascend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6" calcext:value-type="float">
            <text:p>61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y entregar sopas reconfortantes a amigos que se sienten m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alguien a tocar un instrumento musical a través de sesiones de video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8" calcext:value-type="float">
            <text:p>61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ordinar esfuerzos comunitarios para limpiar parques locales y reservas natur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9" calcext:value-type="float">
            <text:p>61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tarjetas de felicitación personalizadas para residentes de una residencia de ancia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lecciones de idiomas con un amigo para aprender los idiomas nativos de cada u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1" calcext:value-type="float">
            <text:p>61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virtuales sobre manejo del estrés y autocuid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2" calcext:value-type="float">
            <text:p>61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nseñar a las personas a reparar y mantener sus dispositivos electrón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3" calcext:value-type="float">
            <text:p>61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junto con los vecinos para cuidar de un jardín comunitario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4" calcext:value-type="float">
            <text:p>61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acilitar sesiones de terapia de arte para personas que enfrentan desafíos emo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5" calcext:value-type="float">
            <text:p>61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viar cartas de apoyo y agradecimiento al personal militar despleg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lases de cocina en línea para ayudar a otros a mejorar sus habilidades culina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7" calcext:value-type="float">
            <text:p>61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urrículums visualmente atractivos para que los buscadores de empleo se destaq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8" calcext:value-type="float">
            <text:p>61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recorridos por sitios históricos y lugares de interé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9" calcext:value-type="float">
            <text:p>61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sesiones virtuales de jam musical para que los músicos colaboren de forma remo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0" calcext:value-type="float">
            <text:p>61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sesiones de yoga en un parque para promover el bienestar y la relaj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1" calcext:value-type="float">
            <text:p>61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eer cuentos infantiles a través de videollamadas para entretener y educ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2" calcext:value-type="float">
            <text:p>61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ger y donar ropa usada en buen estado a refugio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3" calcext:value-type="float">
            <text:p>61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habilidades de codificación y programación a estudiante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eventos para limpiar la basura y embellecer los espacios púb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5" calcext:value-type="float">
            <text:p>61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rnear y entregar galletas frescas a los vecinos como un gesto amist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6" calcext:value-type="float">
            <text:p>61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estudiantes de secundaria a crear sus primeros currículums para trabajos a tiempo par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7" calcext:value-type="float">
            <text:p>61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r transporte a personas mayores para citas méd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8" calcext:value-type="float">
            <text:p>61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l arte del origami a niños en un centro comunitario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9" calcext:value-type="float">
            <text:p>61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adultos mayores a aprender a usar teléfonos inteligentes y computado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iniciativas para restaurar ecosistemas locales y hábitats de vida silves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1" calcext:value-type="float">
            <text:p>62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listas de reproducción personalizadas para amigos según sus preferencia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2" calcext:value-type="float">
            <text:p>62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talleres virtuales para ayudar a los padres a enfrentar los desafíos de la crianza de los hij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3" calcext:value-type="float">
            <text:p>62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plataforma para que los vecinos compartan y intercambien recetas famili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4" calcext:value-type="float">
            <text:p>62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ordinar eventos para mostrar mascotas de refugio y encontrarles hogares amoro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5" calcext:value-type="float">
            <text:p>62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otros a evaluar su consumo de energía y sugerir formas de ahorr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6" calcext:value-type="float">
            <text:p>62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grupos de apoyo en línea para personas que enfrentan desafíos simi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7" calcext:value-type="float">
            <text:p>62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r a los estudiantes sobre la sostenibilidad y la conservación d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8" calcext:value-type="float">
            <text:p>62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programa de vigilancia vecinal para mejorar la seguridad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audar fondos para apoyar a las comunidades afectadas por desastres natur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star equipos de ejercicios a amigos para rutinas de fitness en ca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alleres de primeros auxilios para equipar a los miembros de la comunidad con habilidades de salv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listas de reproducción adaptadas a las preferencias musicales de un amigo para diferentes estados de áni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pilar y compilar recetas de los vecinos para crear un libro de cocina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idiomas extranjeros a niños a través de lecciones interactiva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personas a configurar nuevos dispositivos y explicar sus fun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r a otros sobre prácticas eficientes en el uso de energía para un estilo de vida más sosteni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7" calcext:value-type="float">
            <text:p>62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estudiantes y jóvenes profesionales para tomar decisiones de carrera inform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8" calcext:value-type="float">
            <text:p>62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y entregar comidas caseras a personas mayores o enferma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alleres prácticos sobre habilidades básicas de carpintería o cos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0" calcext:value-type="float">
            <text:p>62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 evento de plantación de árboles para contribuir a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juntos para mantener un jardín comunitario y cultivar productos fres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cuentos y leyendas con niños en bibliotecas locales o escuel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sando tiempo con residentes mayores, charlando y jugando jue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4" calcext:value-type="float">
            <text:p>62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en refugios para personas sin hogar, sirviendo comidas o brindando apoy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y mentorar a jóvenes en la búsqueda de sus pa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6" calcext:value-type="float">
            <text:p>62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en proyectos de arte público para mejorar la estética de los espacios púb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ificar picnics locales, ferias o espectáculos de talentos para fomentar el espíritu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8" calcext:value-type="float">
            <text:p>62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en un refugio de animales, paseando perros y cuidando anim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9" calcext:value-type="float">
            <text:p>62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yuda académica a estudiantes con dificultades en sus estud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0" calcext:value-type="float">
            <text:p>62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ar disponible para ayudar a los vecinos durante emergencias, como proporcionar un vi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onar regularmente sangre a bancos de sangre locales para salvar v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limpiezas en parques locales para mantener un entorno limpio y segu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organizar eventos de biblioteca o programas de lectura para niñ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4" calcext:value-type="float">
            <text:p>62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de arte prácticos para niños en centros comunita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5" calcext:value-type="float">
            <text:p>62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isitar y pasar tiempo con personas mayores aisladas para brindar compañ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veteranos ofreciendo viajes, realizando mandados o escuchando sus histo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7" calcext:value-type="float">
            <text:p>62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en las escuelas asistiendo a los maestros u organizando ev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campañas de alimentos, juguetes o ropa para apoyar a organizaciones benéfica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equipos deportivos juveniles y promover la actividad fís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0" calcext:value-type="float">
            <text:p>62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nder un nuevo idioma practicando con un hablante na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talleres sobre habilidades útiles como mantenimiento básico de autos o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la basura en áreas naturales como playas, senderos o riberas de rí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nirse a un departamento de bomberos voluntarios locales para responder a emergen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ayuda con el cuidado de niños o proporcionar comidas para padres solteros necesit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5" calcext:value-type="float">
            <text:p>62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con otros para renovar y mejorar parques locales o centros comunita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6" calcext:value-type="float">
            <text:p>62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optar una mascota de un refugio y darle un hogar amoroso para siemp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7" calcext:value-type="float">
            <text:p>62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r artículos esenciales como kits de higiene, mantas o comidas a personas sin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8" calcext:value-type="float">
            <text:p>62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o participar en conciertos para entretener y involucrar a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9" calcext:value-type="float">
            <text:p>62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rar productos directamente de agricultores locales para promover la agricultura sosteni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vecinos con pequeñas reparaciones en el hogar o tareas de manten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1" calcext:value-type="float">
            <text:p>62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habilidades tradicionales como tejido, cerámica o carpinter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programas de vigilancia vecinal para mejorar la seguridad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3" calcext:value-type="float">
            <text:p>62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personas mayores con el trabajo del jardín, la jardinería y el mantenimiento de sus espacios al aire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4" calcext:value-type="float">
            <text:p>62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con eventos escolares como recaudación de fondos, excursiones o ferias de cien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5" calcext:value-type="float">
            <text:p>62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equipos deportivos juveniles para enseñar trabajo en equipo y lideraz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6" calcext:value-type="float">
            <text:p>62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tribuir con artículos o ayudar a crear un boletín para mantener a la comunidad inform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7" calcext:value-type="float">
            <text:p>62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iniciativas como la plantación de árboles o limpiezas para proteger la naturalez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8" calcext:value-type="float">
            <text:p>62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familias refugiadas a establecerse, aprender el idioma y la integración cultu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9" calcext:value-type="float">
            <text:p>62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tar flores, mantener espacios verdes y mejorar la estética del vecind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0" calcext:value-type="float">
            <text:p>62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ayuda y compañía a personas con discapacidade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acitarse para responder a emergencias y desastres en el vecind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2" calcext:value-type="float">
            <text:p>62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utoría o mentoría a estudiantes para ayudarlos a tener éxito en sus estud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3" calcext:value-type="float">
            <text:p>62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u organizar festivales y eventos culturale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r a la comunidad sobre prácticas de reciclaje y establecer programas de recicl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5" calcext:value-type="float">
            <text:p>62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r y promover exhibiciones de arte locales, actuaciones y galerí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6" calcext:value-type="float">
            <text:p>62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duciendo talleres para enseñar habilidades de presupuesto, ahorro e inver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individuos cómo cocinar comidas nutritivas y equilibr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8" calcext:value-type="float">
            <text:p>62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elecciones de carrera, búsqueda de empleo y habilidades de entrevi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tutoría individual para ayudar a las personas a aprender un nuevo idio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0" calcext:value-type="float">
            <text:p>62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ndo rutinas de entrenamiento personalizadas y proporcionando consejos de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1" calcext:value-type="float">
            <text:p>62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habilidades de vida sostenible como jardinería, enlatado y crianza de anim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2" calcext:value-type="float">
            <text:p>62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estudiantes a mejorar sus hábitos de estudio, gestión del tiempo y toma de apu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3" calcext:value-type="float">
            <text:p>62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consejos y estrategias de crianza para diferentes etapas del desarrollo infan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4" calcext:value-type="float">
            <text:p>62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consejos de nutrición personalizados para ayudar a las personas a alcanzar sus objetivos de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individuos en proyectos básicos de reparación y mejora d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6" calcext:value-type="float">
            <text:p>62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desarrollar confianza y habilidades en el habla en públ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7" calcext:value-type="float">
            <text:p>62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utorizando a estudiantes en materias específicas como matemáticas, ciencias o litera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8" calcext:value-type="float">
            <text:p>62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poderando a individuos para establecer objetivos, superar desafíos y mejorar sus v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9" calcext:value-type="float">
            <text:p>62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pintura, dibujo u otras habilidades artísticas a aspirantes a arti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0" calcext:value-type="float">
            <text:p>62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ndo consejos sobre cómo ordenar, organizar espacios y crear entornos fun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1" calcext:value-type="float">
            <text:p>62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minarios sobre la creación de currículums, establecimiento de redes y avance en la carr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asesoramiento personalizado en planificación financiera y estrateg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individuos en la adopción de hábitos saludables relacionados con la dieta, el ejercicio y la gestión del est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4" calcext:value-type="float">
            <text:p>62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atención plena para reducir el estrés y mejorar el bienes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5" calcext:value-type="float">
            <text:p>62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escritores aspirantes a desarrollar sus habilidades de escritura y creativ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6" calcext:value-type="float">
            <text:p>62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crear su marca personal para el éxito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7" calcext:value-type="float">
            <text:p>62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estudiantes en el proceso de selección y preparación para programas de estudio en el extranj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8" calcext:value-type="float">
            <text:p>62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ndo consejos de jardinería y orientación para cultivar plantas y verdu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9" calcext:value-type="float">
            <text:p>62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ntorizando a emprendedores aspirantes en la planificación de negocios, marketing y estrategias de crec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0" calcext:value-type="float">
            <text:p>62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talleres sobre cómo crear currículums efectivos que destaquen ante los emple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1" calcext:value-type="float">
            <text:p>62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consejos y orientación a individuos y parejas para mejorar rel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2" calcext:value-type="float">
            <text:p>62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entusiastas de la fotografía diversas técnicas para mejorar sus habili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3" calcext:value-type="float">
            <text:p>62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ndo estrategias para una gestión efectiva del tiempo y la productiv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4" calcext:value-type="float">
            <text:p>62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individuos en técnicas para manejar y reducir el est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5" calcext:value-type="float">
            <text:p>62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ndo a individuos sobre estrategias de inversión y planificación financi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6" calcext:value-type="float">
            <text:p>62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establecer objetivos de salud y crear rutinas de bienestar sosteni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7" calcext:value-type="float">
            <text:p>62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individuos en la preparación para entrevistas de trabajo con entrevistas simuladas y retroalim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8" calcext:value-type="float">
            <text:p>62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binando habilidades culinarias con educación nutricional para promover una alimentación salud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9" calcext:value-type="float">
            <text:p>62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y dirigiendo grupos de estudio para que los estudiantes colaboren y aprendan ju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estudiantes a través del proceso de solicitud a la universidad y la redacción de ensay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1" calcext:value-type="float">
            <text:p>63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poderando a individuos para desarrollar una actitud positiva y orientada al crec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mejorar su pronunciación en un idioma extranj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3" calcext:value-type="float">
            <text:p>63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consejos completos sobre rutinas de ejercicios y hábitos alimenticios salud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4" calcext:value-type="float">
            <text:p>63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ndo retroalimentación y orientación sobre portafolios de arte para artista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5" calcext:value-type="float">
            <text:p>63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individuos en la transición exitosa a nuevas carreras o indust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estudiantes en la selección de cursos, planificación académica y trayectorias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7" calcext:value-type="float">
            <text:p>63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minarios sobre varios temas de bienestar, como manejo del estrés y autocuid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8" calcext:value-type="float">
            <text:p>63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individuos sobre presupuesto, ahorro y manejo de finanzas pers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9" calcext:value-type="float">
            <text:p>63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ndo retroalimentación constructiva sobre piezas de escritura creativa a autore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0" calcext:value-type="float">
            <text:p>63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profesionales en el desarrollo de habilidades, liderazgo y crecimiento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1" calcext:value-type="float">
            <text:p>63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comunicación para relaciones interpersonales más efec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2" calcext:value-type="float">
            <text:p>63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retroalimentación personalizada sobre currículums para aumentar las oportunidades de los buscadores de empl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3" calcext:value-type="float">
            <text:p>63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ción de entrevistas de práctica y proporcionando retroalimentación constructiva para mejor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4" calcext:value-type="float">
            <text:p>63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profesionales en la creación de perfiles de LinkedIn atractivos y efec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5" calcext:value-type="float">
            <text:p>63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estrategias comerciales, operaciones y oportunidades de crec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6" calcext:value-type="float">
            <text:p>63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asesoramiento experto en planificación financiera adaptado a los objetivos de las perso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jecutivos de alto nivel para mejorar habilidades de liderazgo y alcanzar obje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8" calcext:value-type="float">
            <text:p>63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profesionales sobre enfoques de redes efectivos para el avance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9" calcext:value-type="float">
            <text:p>63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ntorizando a emprendedores aspirantes en el lanzamiento y crecimiento de sus nego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individuos en la preparación para entrevistas de trabajo, incluida la estrategia y el conten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1" calcext:value-type="float">
            <text:p>63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profesionales para definir y fortalecer su marca personal para el éxi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hacer una transición sin problemas a nuevas trayectorias profesionales o indust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3" calcext:value-type="float">
            <text:p>63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para ayudar a las empresas a desarrollar planes estratégicos efec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4" calcext:value-type="float">
            <text:p>63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ideas y recomendaciones para tomar decisiones de inversión intelig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5" calcext:value-type="float">
            <text:p>63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minarios sobre estrategias para expandir empresas y ampliar el alcance del merc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ndo planes personalizados para mejorar habilidades y alcanzar objetivos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7" calcext:value-type="float">
            <text:p>63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para convertirse en líderes efectivos e inspiradores en sus camp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8" calcext:value-type="float">
            <text:p>63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técnicas de negociación para lograr mejores acuer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9" calcext:value-type="float">
            <text:p>63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ucando a individuos y empresas sobre gestión financiera y alfabetización financi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0" calcext:value-type="float">
            <text:p>63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nalizando y asesorando sobre la efectividad de los modelos de negocio para mejo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1" calcext:value-type="float">
            <text:p>63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profesionales en la resolución de conflictos y disputas en el lugar de trabaj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para mejorar sus habilidades de hablar en público y la confianz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3" calcext:value-type="float">
            <text:p>63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consejos expertos sobre la creación de estrategias de marketing efectivas para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4" calcext:value-type="float">
            <text:p>63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asesoramiento sobre soluciones tecnológicas y estrategias de TI para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5" calcext:value-type="float">
            <text:p>63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identificar trayectorias profesionales adecuadas según sus fortalezas e intere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empresas sobre la optimización de procesos para mejorar la eficiencia y la productiv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para ofrecer presentaciones convincentes e impact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8" calcext:value-type="float">
            <text:p>63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talleres sobre prácticas efectivas de gestión financiera para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9" calcext:value-type="float">
            <text:p>63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la planificación, ejecución y gestión de proye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0" calcext:value-type="float">
            <text:p>63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visando y brindando retroalimentación sobre campañas de marketing para la optimiz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1" calcext:value-type="float">
            <text:p>63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profesionales sobre técnicas de gestión del tiempo para aumentar la productiv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para mejorar las estrategias y técnicas de ventas para las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3" calcext:value-type="float">
            <text:p>63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ideas y consejos basados en análisis de datos para la toma de decisiones empresar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4" calcext:value-type="float">
            <text:p>63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ndo habilidades de liderazgo y brindando recomendaciones para el crecimiento y mej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endo a empresas en la creación de planes de marketing integrales y efec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6" calcext:value-type="float">
            <text:p>63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ndo a individuos a establecer y alcanzar objetivos financieros a través de planes concre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empresas en la formación de alianzas estratégicas para un crecimiento mutu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8" calcext:value-type="float">
            <text:p>63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sobre estrategias y tácticas de negociación para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9" calcext:value-type="float">
            <text:p>63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propietarios de negocios en la planificación de una transición o sucesión sin proble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jecutivos para desarrollar una presencia ejecutiva sólida e influy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1" calcext:value-type="float">
            <text:p>63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asesoramiento sobre medidas y estrategias de ciberseguridad para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ndo la identidad de marca y brindando recomendaciones para la consistencia y el impa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3" calcext:value-type="float">
            <text:p>63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empresas sobre la optimización de procesos de la cadena de suministro para mejorar la efic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4" calcext:value-type="float">
            <text:p>63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sobre la gestión de conflictos y la promoción de dinámicas de equipo posi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5" calcext:value-type="float">
            <text:p>63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la toma de decisiones éticas en entornos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6" calcext:value-type="float">
            <text:p>63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ndo a empresas sobre la integración de prácticas de sostenibilidad en sus oper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7" calcext:value-type="float">
            <text:p>63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consejos sobre cómo posicionar una marca de manera efectiva en el merc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8" calcext:value-type="float">
            <text:p>63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mpresas en los cambios y transiciones organiza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9" calcext:value-type="float">
            <text:p>63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habilidades, técnicas y estrategias de baloncesto a jugadore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0" calcext:value-type="float">
            <text:p>63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ntusiastas del fútbol en varios aspectos del juego, desde el regate hasta el trabajo e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1" calcext:value-type="float">
            <text:p>63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lecciones individuales o en grupo para enseñar golpes y tácticas adecuadas de ten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2" calcext:value-type="float">
            <text:p>63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personas de todas las edades a nadar y mejorar sus habilidades acuá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3" calcext:value-type="float">
            <text:p>63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iendo instrucción de golf a principiantes y ayudando a golfistas experimentados a perfeccionar su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4" calcext:value-type="float">
            <text:p>63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para mejorar la bateada, lanzamiento, fildeo y habilidades generales de béisbo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5" calcext:value-type="float">
            <text:p>63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para mejorar sus técnicas de carrera, resistencia y veloc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6" calcext:value-type="float">
            <text:p>63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clínicas para enseñar fundamentos del voleibol y trabajo en equipo a los jug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artes marciales, disciplina y estrategias de autodefen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8" calcext:value-type="float">
            <text:p>63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orientación sobre técnicas de ciclismo, mantenimiento de bicicletas y segur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9" calcext:value-type="float">
            <text:p>63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individuos cómo jugar al softbol, incluido el lanzamiento, bateo y fild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0" calcext:value-type="float">
            <text:p>63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clínicas especializadas para mejorar la precisión y las habilidades de lanzamiento de balonces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esquí o snowboard a principiantes en las pi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2" calcext:value-type="float">
            <text:p>63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ndo instrucción en gimnasia, desde acrobacias básicas hasta rutinas avanz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habilidades, estrategias y trabajo en equipo de rugby a jugadores de todos los nive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4" calcext:value-type="float">
            <text:p>63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escalada en roca y medidas de segur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en cómo surfear olas, equilibrio y técnicas de tabla de sur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6" calcext:value-type="float">
            <text:p>63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ndo talleres centrados en mejorar las técnicas de ten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7" calcext:value-type="float">
            <text:p>63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ndo rutinas de baile y coreografía para actuaciones de equipos depor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8" calcext:value-type="float">
            <text:p>63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ndo a grupos en senderos para caminatas, brindando información sobre navegación y naturalez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9" calcext:value-type="float">
            <text:p>63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tiro con arco, apuntar y precisión a princip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jugadores de hockey en patinaje, tiro, pase y estrategias de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siones de yoga adaptadas a la flexibilidad, fuerza y necesidades de recuperación de los atle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talleres para enseñar a lanzar, atrapar y jugar Ultimate Frisbe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remo y seguridad en el agu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4" calcext:value-type="float">
            <text:p>63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boxeo o kickboxing, acondicionamiento y autodefen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jugadores de fútbol americano en posiciones, jugadas y estrategias de trabajo e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siones de Pilates para mejorar la fuerza central, flexibilidad y alineación del cuer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7" calcext:value-type="float">
            <text:p>63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taekwondo, formas y principios de autodefen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talleres para enseñar técnicas y rutinas de natación sincroniz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9" calcext:value-type="float">
            <text:p>63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racquetball o squash y el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0" calcext:value-type="float">
            <text:p>63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scaladores en técnicas avanzadas para escalada en interiores y exteri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1" calcext:value-type="float">
            <text:p>63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rucos de skateboard, equilibrio y seguridad a princip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2" calcext:value-type="float">
            <text:p>63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a través de entrenamientos de CrossFit para fuerza, resistencia y acondiciona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3" calcext:value-type="float">
            <text:p>63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habilidades, estrategias y trabajo en equipo de hockey sobre césped a jug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4" calcext:value-type="float">
            <text:p>63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paddleboarding de pie y equilib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5" calcext:value-type="float">
            <text:p>63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luchadores en técnicas de agarre, entrenamiento de fuerza y estrategias de comb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6" calcext:value-type="float">
            <text:p>63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talleres para enseñar movimientos de parkour, agilidad y navegación urb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7" calcext:value-type="float">
            <text:p>63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patinaje sobre hielo y maniobras para principiantes y patinadores avanz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8" calcext:value-type="float">
            <text:p>63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remo y trabajo en equipo tanto para remo en skiff como e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9" calcext:value-type="float">
            <text:p>63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técnicas de karate, formas y principios de autodefen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ntusiastas del trampolín en trucos, saltos y técnicas seguras de sal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1" calcext:value-type="float">
            <text:p>64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bádminton, movimientos y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2" calcext:value-type="float">
            <text:p>64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talleres para enseñar habilidades de ciclismo de montaña, navegación de senderos y segur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3" calcext:value-type="float">
            <text:p>64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endo sesiones de ejercicio aeróbico adaptadas a la resistencia cardiovascular de los atle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4" calcext:value-type="float">
            <text:p>64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a individuos técnicas de voleibol de playa, estrategias y habilidades específicas de la pl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5" calcext:value-type="float">
            <text:p>64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yendo a individuos en técnicas de esquí de estilo libre para esquí de fon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6" calcext:value-type="float">
            <text:p>64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esgrimistas en técnicas de esgrima, tácticas y reglas de esgri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7" calcext:value-type="float">
            <text:p>64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ndo habilidades de montañismo, técnicas de cuerdas y seguridad en la escalada de montañ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ndo talleres para enseñar habilidades de water polo, pase, tiro y tác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9" calcext:value-type="float">
            <text:p>64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equipos de Ultimate Frisbee en estrategias, lanzamientos y dinámica del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0" calcext:value-type="float">
            <text:p>64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corredores en planes de entrenamiento y estrategias para carreras de larga dista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1" calcext:value-type="float">
            <text:p>64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gimnasia rítmica, manejo de aparatos y coreograf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2" calcext:value-type="float">
            <text:p>64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atletas en natación, ciclismo y carrera para eventos de triatl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3" calcext:value-type="float">
            <text:p>64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cricket, bateo, lanzamiento y estrategias de ca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ciclistas de montaña en habilidades técnicas, técnicas de descenso y recorrido por sende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5" calcext:value-type="float">
            <text:p>64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atletas en eventos de pista y campo como carreras, saltos y lanzami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6" calcext:value-type="float">
            <text:p>64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balonmano, pases, tiros y estrategias de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7" calcext:value-type="float">
            <text:p>64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evantadores de pesas en técnicas de levantamiento adecuadas, entrenamiento de fuerza y competen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8" calcext:value-type="float">
            <text:p>64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mejorar las técnicas de bolos, precisión y estrateg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9" calcext:value-type="float">
            <text:p>64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tenis de mesa, saques y juego ráp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0" calcext:value-type="float">
            <text:p>64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escaladores en técnicas avanzadas de escalada en roca, escalada guiada y bould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salto con garrocha, aproximación y estrategias de sal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2" calcext:value-type="float">
            <text:p>64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nseñar técnicas y trucos de patinaje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3" calcext:value-type="float">
            <text:p>64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remeros en técnicas de remo, ritmo del movimiento de la pala y coordinación e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4" calcext:value-type="float">
            <text:p>64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mountain boarding y habilidades de skateboarding todoterre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5" calcext:value-type="float">
            <text:p>64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las personas en técnicas de raquetas de nieve para actividades al aire libre en invier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6" calcext:value-type="float">
            <text:p>64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nseñar técnicas de navegación a vela, aparejos y navegación con v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7" calcext:value-type="float">
            <text:p>64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jugadores de box lacrosse en el juego en pista cubierta, habilidades con el palo y estrateg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8" calcext:value-type="float">
            <text:p>64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squash, saques y estrategias en la canch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9" calcext:value-type="float">
            <text:p>64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las personas en habilidades de canoa polo, remo y tácticas de water po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0" calcext:value-type="float">
            <text:p>64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jugadores de hockey en línea en patinaje, tiros y juego e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1" calcext:value-type="float">
            <text:p>64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y estrategias de paddle tennis para la pista de padd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2" calcext:value-type="float">
            <text:p>64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nseñar trucos, saltos y maniobras en parques de estilo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3" calcext:value-type="float">
            <text:p>64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jugadores de voleibol en interior en técnicas, saques y estrategias de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4" calcext:value-type="float">
            <text:p>64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tiro con arco en campo, apuntar y disparar en entornos exteri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5" calcext:value-type="float">
            <text:p>64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jugadores de rugby en placajes, pases, agrupamientos y estrategias de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6" calcext:value-type="float">
            <text:p>64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clínicas especializadas de habilidades para lanzamientos y atrapadas de Ultimate Frisbe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7" calcext:value-type="float">
            <text:p>64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esquí acuático, equilibrio y saltos en aguas abier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8" calcext:value-type="float">
            <text:p>64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racticantes de karate en técnicas, formas y comb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9" calcext:value-type="float">
            <text:p>64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surf, selección de olas y control de la tab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0" calcext:value-type="float">
            <text:p>64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mejorar el dribbling, los tiros y la defensa en balonces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1" calcext:value-type="float">
            <text:p>64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jóvenes jugadores de tenis en habilidades básicas, deportividad y juego de part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2" calcext:value-type="float">
            <text:p>64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en técnicas y estrategias de autodefensa a través de disciplinas de artes mar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3" calcext:value-type="float">
            <text:p>64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tocar el piano, leer partituras y desarrollar habilidad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4" calcext:value-type="float">
            <text:p>64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rincipiantes e intérpretes intermedios en técnicas de guitarra y progresiones de acor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5" calcext:value-type="float">
            <text:p>64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ayudar a las personas a mejorar las técnicas vocales y habilidades de ca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6" calcext:value-type="float">
            <text:p>64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violín, arco y teoría musical a aspirantes a violini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las personas en técnicas de batería, ritmo y habilidades de la bater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8" calcext:value-type="float">
            <text:p>64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as personas en la interpretación de la flauta, control de la respiración y expresión musi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9" calcext:value-type="float">
            <text:p>64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los compositores a desarrollar letras, melodías y estructuras de can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cantantes en rango vocal, proyección y técnicas de interpre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trompeta, embocadura y lectura de música para instrumentos de viento me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guitarristas de bajo en ritmo, ritmo y tocar en un contexto de ban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os fundamentos de la teoría musical, incluida la notación, escalas y armon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4" calcext:value-type="float">
            <text:p>64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as personas para tocar el violonchelo, técnicas de arco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5" calcext:value-type="float">
            <text:p>64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practicar y perfeccionar armonías vocales en gru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6" calcext:value-type="float">
            <text:p>64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los saxofonistas en técnicas de interpretación, improvisación y fraseo de jaz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7" calcext:value-type="float">
            <text:p>64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producción de música electrónica utilizando herramientas de software y hard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8" calcext:value-type="float">
            <text:p>64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as personas para tocar teclados, crear arreglos y actuar en v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9" calcext:value-type="float">
            <text:p>64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clarinetistas en digitaciones, control de la respiración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los compositores a crear música original en diferentes géne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improvisación para músicos de jazz en diversos instru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as personas para tocar el ukulele y aprender canciones popu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seminarios sobre técnicas de producción musical, mezcla e ingeniería de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tocar el arpa, incluidas técnicas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y entrenar coros en técnicas vocales, armonías y pres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6" calcext:value-type="float">
            <text:p>64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guitarristas acústicos en técnicas de fingerstyle y tocar canciones folclór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7" calcext:value-type="float">
            <text:p>64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eer y escribir notación musical utilizando software de partitu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8" calcext:value-type="float">
            <text:p>64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varios instrumentos de percusión y técnicas de rit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cantantes de ópera en técnicas vocales, fraseo y repertorio operís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0" calcext:value-type="float">
            <text:p>64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instrumentos de viento metal como trombón, trompa o tuba a aspirantes a mús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1" calcext:value-type="float">
            <text:p>64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l arte de organizar música para diferentes instrumentos y conju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2" calcext:value-type="float">
            <text:p>64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tocar el acordeón, técnica de fuelle y música folclór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3" calcext:value-type="float">
            <text:p>64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tocar el violín folk y técnicas de interpretación y estilos tradi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4" calcext:value-type="float">
            <text:p>64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coros gospel en técnicas vocales, espirituales y presentaciones de música go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5" calcext:value-type="float">
            <text:p>64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uso de software de música, MIDI y herramientas de audio digi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6" calcext:value-type="float">
            <text:p>64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fagot, fabricación de cañas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7" calcext:value-type="float">
            <text:p>64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tilizar la música para facilitar la curación y promover el bienestar emocional en las perso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8" calcext:value-type="float">
            <text:p>64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bandas de bluegrass en técnicas de interpretación, armonías y dinámicas de conju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las personas para cantar armonías en varios estilos, desde folclore hasta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tocar la gaita, incluida la inflación del fuelle y melodías tradi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1" calcext:value-type="float">
            <text:p>64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tradicionales de música india, ragas y ritm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2" calcext:value-type="float">
            <text:p>64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las personas a comprender y apreciar diferentes género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3" calcext:value-type="float">
            <text:p>64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las personas para tocar tambores de acero caribeños y ritmos de calip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4" calcext:value-type="float">
            <text:p>64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conjuntos vocales en arreglos corales, mezcla y dinám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tocar el silbato irlandés y melodías tradicionales irland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6" calcext:value-type="float">
            <text:p>64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ómo componer música para películas, sincronización y emo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7" calcext:value-type="float">
            <text:p>64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los trombonistas en técnicas de deslizamiento, interpretación de metales y reperto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8" calcext:value-type="float">
            <text:p>64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os percusionistas ritmos latinos e instrumentos como congas y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bandas de música country en técnicas de interpretación, armonías vocales y presencia en el escen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0" calcext:value-type="float">
            <text:p>64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tocar la tabla, un instrumento de percusión tradicional in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1" calcext:value-type="float">
            <text:p>64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arreglar música coral para diferentes rangos vocales y armoní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2" calcext:value-type="float">
            <text:p>64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las personas para tocar la tuba, técnicas de metales y reperto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conjuntos de jazz en improvisación, arreglos y ritmos de sw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seminarios sobre la historia de la música, compositores y época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5" calcext:value-type="float">
            <text:p>64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principios de diseño gráfico, herramientas y creación de contenido vis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6" calcext:value-type="float">
            <text:p>64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enguajes de programación como Python, JavaScript y HTML/CSS a aspirantes a desarroll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7" calcext:value-type="float">
            <text:p>64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edición de video utilizando software como Adobe Premiere o Final Cut P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las personas en la creación de aplicaciones móviles para plataformas Android o 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software de modelado 3D como Blender o Autodesk M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en tocar la flauta, control de la respiración y expresión musi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1" calcext:value-type="float">
            <text:p>65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los compositores a desarrollar letras, melodías y estructuras de can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cantantes en rango vocal, proyección y técnicas de interpre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3" calcext:value-type="float">
            <text:p>65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trompeta, embocadura y lectura de partituras para músicos de viento me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bajistas en ritmo, groove y tocar en contexto de ban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5" calcext:value-type="float">
            <text:p>65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os fundamentos de la teoría musical, incluyendo notación, escalas y armon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6" calcext:value-type="float">
            <text:p>65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para tocar el violonchelo, técnicas de arco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7" calcext:value-type="float">
            <text:p>65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practicar y perfeccionar armonías vocales en gru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8" calcext:value-type="float">
            <text:p>65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ruir a saxofonistas en técnicas de interpretación, improvisación y fraseo de jaz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9" calcext:value-type="float">
            <text:p>65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producción de música electrónica usando herramientas de software y hard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0" calcext:value-type="float">
            <text:p>65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para tocar teclados, crear arreglos y actuar en v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1" calcext:value-type="float">
            <text:p>65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clarinetistas en digitaciones, control de la respiración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2" calcext:value-type="float">
            <text:p>65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compositores a crear música original en diversos géne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3" calcext:value-type="float">
            <text:p>65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improvisación para músicos de jazz en varios instru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4" calcext:value-type="float">
            <text:p>65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personas en tocar el ukulele y aprender canciones popu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5" calcext:value-type="float">
            <text:p>65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seminarios sobre técnicas de producción musical, mezcla e ingeniería de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6" calcext:value-type="float">
            <text:p>65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sonas a tocar el arpa, incluyendo técnicas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7" calcext:value-type="float">
            <text:p>65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y entrenar coros en técnicas vocales, armonías y pres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8" calcext:value-type="float">
            <text:p>65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guitarristas acústicos en técnicas de fingerstyle y tocar canciones folklór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9" calcext:value-type="float">
            <text:p>65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eer y escribir notación musical usando software de partitu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0" calcext:value-type="float">
            <text:p>65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varios instrumentos de percusión y técnicas de rit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1" calcext:value-type="float">
            <text:p>65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cantantes de ópera en técnicas vocales, fraseo y repertorio operís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2" calcext:value-type="float">
            <text:p>65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instrumentos de viento metal como trombón, trompa o tuba a músico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3" calcext:value-type="float">
            <text:p>65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l arte de arreglar música para diferentes instrumentos y conju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personas en tocar el acordeón, técnica del fuelle y música folklór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para tocar el violín folk y técnicas de interpretación y estilos tradi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6" calcext:value-type="float">
            <text:p>65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coros gospel en técnicas vocales, espirituales y presentaciones de música go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7" calcext:value-type="float">
            <text:p>65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uso de software musical, MIDI y herramientas de audio digi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fagot, fabricación de cañas y repertorio clá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9" calcext:value-type="float">
            <text:p>65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la música para facilitar la curación y promover el bienestar emocional en las perso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0" calcext:value-type="float">
            <text:p>65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bandas de bluegrass en técnicas de interpretación, armonías y dinámicas de conju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1" calcext:value-type="float">
            <text:p>65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personas para cantar armonías en varios estilos, desde folk hasta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sonas a tocar la gaita, incluyendo inflar el fuelle y melodías tradi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3" calcext:value-type="float">
            <text:p>65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tradicionales de música india, ragas y ritm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para ayudar a personas a comprender y apreciar diferentes género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5" calcext:value-type="float">
            <text:p>65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personas para tocar tambores de acero caribeños y ritmos de calip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6" calcext:value-type="float">
            <text:p>65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conjuntos vocales en arreglos corales, mezcla y dinám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7" calcext:value-type="float">
            <text:p>65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sonas a tocar el silbato irlandés y melodías tradicionales irland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ómo componer música para películas, sincronización y emo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9" calcext:value-type="float">
            <text:p>65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trombonistas en técnicas de deslizamiento, interpretación de instrumentos de metal y reperto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0" calcext:value-type="float">
            <text:p>65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cusionistas ritmos latinos e instrumentos como congas y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bandas de música country en técnicas de interpretación, armonías vocales y presencia en el escen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2" calcext:value-type="float">
            <text:p>65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personas en tocar la tabla, un instrumento de percusión tradicional in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3" calcext:value-type="float">
            <text:p>65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arreglos de música coral para diferentes rangos vocales y armoní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4" calcext:value-type="float">
            <text:p>65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personas para tocar la tuba, técnicas de instrumentos de metal y reperto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5" calcext:value-type="float">
            <text:p>65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conjuntos de jazz en improvisación, arreglos y ritmos de sw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6" calcext:value-type="float">
            <text:p>65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seminarios sobre la historia de la música, compositores y época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7" calcext:value-type="float">
            <text:p>65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principios de diseño gráfico, herramientas y creación de contenido vis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8" calcext:value-type="float">
            <text:p>65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enguajes de programación como Python, JavaScript y HTML/CSS a desarrolladore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9" calcext:value-type="float">
            <text:p>65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edición de video usando software como Adobe Premiere o Final Cut P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reación de aplicaciones móviles para plataformas Android o 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1" calcext:value-type="float">
            <text:p>65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software de modelado 3D como Blender o Autodesk M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2" calcext:value-type="float">
            <text:p>65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nálisis de datos, aprendizaje automático y visualización de datos usando herramientas como Python y 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3" calcext:value-type="float">
            <text:p>65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onstrucción de sitios web utilizando tecnologías front-end y back-e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4" calcext:value-type="float">
            <text:p>65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principios de diseño de interfaz de usuario y experiencia de usuario y herramientas de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5" calcext:value-type="float">
            <text:p>65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strategias de marketing digital, SEO, redes sociales y anális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6" calcext:value-type="float">
            <text:p>65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diseño y desarrollo de juegos utilizando motores como Unity o Unreal Eng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prácticas de ciberseguridad, hacking ético y defensa de re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8" calcext:value-type="float">
            <text:p>65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software de animación como Adobe Animate o Toon Boom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9" calcext:value-type="float">
            <text:p>65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plataformas en la nube como AWS, Azure y Google Cloud para alojar aplic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0" calcext:value-type="float">
            <text:p>65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diseño de bases de datos, consultas SQL y administración de bases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1" calcext:value-type="float">
            <text:p>65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desarrollo de RV utilizando plataformas como Oculus o HTC V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ilustración digital usando software como Adobe Illustrator o Procre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reación de dispositivos y aplicaciones IoT utilizando sensores y microcontrol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4" calcext:value-type="float">
            <text:p>65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ecnologías front-end como HTML, CSS y JavaScript para diseño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5" calcext:value-type="float">
            <text:p>65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onceptos de diseño de juegos, mecánicas y prototip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6" calcext:value-type="float">
            <text:p>65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onfiguración y administración de redes informá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7" calcext:value-type="float">
            <text:p>65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desarrollo de RA utilizando herramientas como ARKit o AR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técnicas de fotografía, edición y postprocesa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reación de tiendas en línea utilizando plataformas como Shopify o WooCommer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0" calcext:value-type="float">
            <text:p>65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de análisis de datos, visualización y obtención de información utilizando herramientas como Tabl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tecnologías de impresión 3D, diseño y prototip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2" calcext:value-type="float">
            <text:p>65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tecnología blockchain y creación de aplicaciones descentraliz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3" calcext:value-type="float">
            <text:p>65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dición de audio, mezcla y producción utilizando software como Ableton o Pr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4" calcext:value-type="float">
            <text:p>65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ómo aprovechar las plataformas de redes sociales para el marketing y el compromi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5" calcext:value-type="float">
            <text:p>65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prueba de aplicaciones de software para calidad y funciona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6" calcext:value-type="float">
            <text:p>65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gráficos en movimiento y animación utilizando software como Adobe After Eff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7" calcext:value-type="float">
            <text:p>65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automatización de tareas repetitivas utilizando software de RP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8" calcext:value-type="float">
            <text:p>65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metodología DevOps, integración continua y implem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9" calcext:value-type="float">
            <text:p>65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metodologías para realizar investigaciones de usuarios y pruebas de usa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técnicas de visión por computadora utilizando bibliotecas como OpenC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1" calcext:value-type="float">
            <text:p>65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optimización de aplicaciones móviles para una mejor visibilidad y descarg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2" calcext:value-type="float">
            <text:p>65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principios de diseño de interacción para experiencias de realidad aumentada y virt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3" calcext:value-type="float">
            <text:p>65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gestión de proyectos de software, metodologías ágiles y herramie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4" calcext:value-type="float">
            <text:p>65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uso de marcos de pruebas automatizadas para garantizar la calidad del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5" calcext:value-type="float">
            <text:p>65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herramientas y técnicas de prototipado para experiencia de usuario y diseño de interfa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6" calcext:value-type="float">
            <text:p>65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uso de herramientas de BI como Power BI o Tableau para la visualización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7" calcext:value-type="float">
            <text:p>65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diseño de niveles de juego atractivos y equilibr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8" calcext:value-type="float">
            <text:p>65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para realizar pruebas de usabilidad en aplicaciones móv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9" calcext:value-type="float">
            <text:p>65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reación de experiencias web accesibles para usuarios con discapaci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0" calcext:value-type="float">
            <text:p>65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seguridad de dispositivos y redes de Internet de las Co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1" calcext:value-type="float">
            <text:p>65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onceptos de IA y aprendizaje automático, algoritmos y aplic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2" calcext:value-type="float">
            <text:p>65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implementación de aplicaciones de software en diversos entor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construcción y puesta en marcha de chatbots para interacciones con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4" calcext:value-type="float">
            <text:p>65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desarrollo web front-end utilizando marcos como React o V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5" calcext:value-type="float">
            <text:p>65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desarrolladores de juegos en métodos de monetización, compras integradas y anun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6" calcext:value-type="float">
            <text:p>65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software de diseño asistido por computadora (CAD) como AutoCAD o Solid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7" calcext:value-type="float">
            <text:p>65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prácticas de seguridad de redes, firewalls y detección de intru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sonas a crear sitios web utilizando el sistema de gestión de contenidos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9" calcext:value-type="float">
            <text:p>65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metodologías ágiles como Scrum, Kanban y planificación de spri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programación para sistemas empotrados utilizando lenguajes como C y C+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1" calcext:value-type="float">
            <text:p>66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diagnóstico y resolución de problemas de conectividad de r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2" calcext:value-type="float">
            <text:p>66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implementación de software de planificación de recursos empresariales (ERP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3" calcext:value-type="float">
            <text:p>66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para optimizar consultas de bases de datos para un mejor rend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reación de documentación de software clara y comple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5" calcext:value-type="float">
            <text:p>66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ómo implementar e integrar modelos de aprendizaje automático en aplicaciones del mundo r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cursos sobre la gestión de proyectos utilizando metodologías y herramientas ág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gestión y mantenimiento de la infraestructura y sistemas de T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8" calcext:value-type="float">
            <text:p>66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optimización del rendimiento del sitio web para velocidad y efic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9" calcext:value-type="float">
            <text:p>66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dministración de servidores Linux, herramientas de línea de comandos y scripts de she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0" calcext:value-type="float">
            <text:p>66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implementación de software de gestión de relaciones con los clientes (CRM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1" calcext:value-type="float">
            <text:p>66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diseño y construcción de API para aplicaciones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2" calcext:value-type="float">
            <text:p>66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onceptos de almacenamiento de datos, procesos ETL e integración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uso de sistemas de control de versiones como Git para la colabor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4" calcext:value-type="float">
            <text:p>66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ontenerización utilizando Docker y orquestación de contene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5" calcext:value-type="float">
            <text:p>66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ómo personalizar y configurar software de CRM para satisfacer necesidades comerciales específ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seguridad de las API, autenticación y autoriz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marcos de gestión de servicios de TI como I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8" calcext:value-type="float">
            <text:p>66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onceptos de virtualización y el uso de plataformas como VMware o VirtualBo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prueba y garantía de calidad de productos de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diseño y la planificación de redes informáticas para la efic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estrategias para implementar la transformación digital en las organiz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2" calcext:value-type="float">
            <text:p>66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diseño y construcción de arquitecturas en la nube escal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automatización de procesos empresariales utilizando soluciones de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4" calcext:value-type="float">
            <text:p>66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personas a desarrollar aplicaciones para dispositivos de Internet de las Cosas (IoT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comprensión de licencias de software y cumpl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6" calcext:value-type="float">
            <text:p>66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análisis y la obtención de información de conjuntos de datos gra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7" calcext:value-type="float">
            <text:p>66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marcos de gobierno y regulaciones de cumplimiento para entornos de T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8" calcext:value-type="float">
            <text:p>66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planificación y ejecución de estrategias de migración a la nu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9" calcext:value-type="float">
            <text:p>66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implementación de marcos de ciberseguridad como NIST o ISO 27001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0" calcext:value-type="float">
            <text:p>66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a tecnología detrás de la cadena de bloques, sus aplicaciones y desarro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1" calcext:value-type="float">
            <text:p>66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uso de robots de software para automatizar tareas repeti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2" calcext:value-type="float">
            <text:p>66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el diseño de arquitecturas de software para escalabilidad y confia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3" calcext:value-type="float">
            <text:p>66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as consideraciones éticas y los sesgos potenciales en la IA y el aprendizaje automá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4" calcext:value-type="float">
            <text:p>66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optimizar el rendimiento de la red para velocidad y esta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cómo proteger los datos personales y sensibles en entornos digit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6" calcext:value-type="float">
            <text:p>66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analizar e interpretar datos recopilados por dispositivos de I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el desarrollo de aplicaciones de software seguras y en la prevención de vulnerabili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8" calcext:value-type="float">
            <text:p>66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talleres sobre la automatización de la implementación de aplicaciones de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9" calcext:value-type="float">
            <text:p>66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los principios y las aplicaciones potenciales de la computación cuánt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0" calcext:value-type="float">
            <text:p>66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r a personas en la planificación y ejecución de estrategias de recuperación de desastres de T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1" calcext:value-type="float">
            <text:p>66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muebles tambaleantes, tornillos sueltos o daños men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dentificar y solucionar problemas comunes en electrodomésticos como lavadoras, refrigeradores, etc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r lámparas, apliques y sistemas de iluminación en hogares y ofici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4" calcext:value-type="float">
            <text:p>66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fugas menores, grifos goteando y desagües obstru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5" calcext:value-type="float">
            <text:p>66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char y repintar pequeños agujeros o grietas en las pare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, afilar y reparar herramientas de jardín como palas y podado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7" calcext:value-type="float">
            <text:p>66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cierres rotos en puertas, ventanas o gabine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8" calcext:value-type="float">
            <text:p>66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tar bisagras flojas en puertas, portones o gabine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9" calcext:value-type="float">
            <text:p>66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escalones sueltos, pasamanos o barandillas en escal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char pequeñas filtraciones en techos utilizando sellador o cemento para tej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1" calcext:value-type="float">
            <text:p>66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ilenciar tablas de suelo chirriantes agregando tornillos o lubric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2" calcext:value-type="float">
            <text:p>66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pantallas de ventanas rasgadas mediante parches o reemplaz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3" calcext:value-type="float">
            <text:p>66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justar puertas de gabinetes desalineadas para un cierre adecu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tablas, paneles o postes de vallas ro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5" calcext:value-type="float">
            <text:p>66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 óxido y aplicar un recubrimiento protector a objetos de me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6" calcext:value-type="float">
            <text:p>66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ar azulejos agrietados o astillados en pisos o pare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problemas con puertas de pantalla como hundimiento o pantallas dañ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8" calcext:value-type="float">
            <text:p>66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r lubricante para suavizar el funcionamiento de las guías de los caj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9" calcext:value-type="float">
            <text:p>66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tocar la pintura desgastada o descascarada en paredes o mue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0" calcext:value-type="float">
            <text:p>66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canaletas y reparar daños menores para asegurar un drenaje adecu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ventanas atascadas lubricando las guías y mecanism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2" calcext:value-type="float">
            <text:p>66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problemas con los timbres como botones no funcionales o cable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3" calcext:value-type="float">
            <text:p>66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cerraduras pegajosas lubricando o ajustando el mecanis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4" calcext:value-type="float">
            <text:p>66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car abolladuras menores en superficies de me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5" calcext:value-type="float">
            <text:p>66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ilenciar bisagras chirriantes en puertas o gabinetes con lubric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ventanas que hacen ruido ajustando o apretando el hard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papel tapiz despegado o suelto volviendo a pegar o parchan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8" calcext:value-type="float">
            <text:p>66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cajones atascados ajustando las guías o eliminando obstácu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9" calcext:value-type="float">
            <text:p>66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manchas y restaurar el acabado de superficies de mad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0" calcext:value-type="float">
            <text:p>66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luces parpadeantes revisando y apretando bombillas y conex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1" calcext:value-type="float">
            <text:p>66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estantes de gabinetes hundidos reforzando o ajustando sopor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2" calcext:value-type="float">
            <text:p>66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olver a pegar azulejos sueltos en pisos o paredes con adhes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3" calcext:value-type="float">
            <text:p>66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 óxido y aplicar un recubrimiento protector a componentes de la val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manchas de agua de diversas superficies como techos o mue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cajones pegajosos lijando o ajustando el ajus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6" calcext:value-type="float">
            <text:p>66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o restaurar el acabado de superficies de gabinetes desgast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7" calcext:value-type="float">
            <text:p>66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ilenciar puertas chirriantes lubricando bisagras y piezas móv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8" calcext:value-type="float">
            <text:p>66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char grietas menores en superficies de concreto como aceras o entr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puertas corredizas atascadas ajustando guías y rodil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una regadera goteante limpiando o reemplazando arandel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superficies de madera rayadas usando marcadores de retoque o relle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2" calcext:value-type="float">
            <text:p>66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tar barandillas sueltas en escal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ilenciar pisos que crujen aplicando talco o lubric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4" calcext:value-type="float">
            <text:p>66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lechada dañada o agrietada entre azulej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abilizar muebles tambaleantes agregando almohadillas de fieltro o ajustando pa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6" calcext:value-type="float">
            <text:p>66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ar lamas rotas o dañadas en persianas de venta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7" calcext:value-type="float">
            <text:p>66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tar o volver a fijar asas o perillas de gabinetes suel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 óxido de las herramientas y aplicar un recubrimiento protec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9" calcext:value-type="float">
            <text:p>66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tascar cremalleras atascadas aplicando lubricante o fuerza sua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0" calcext:value-type="float">
            <text:p>66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eliminar manchas de alfombras y tape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1" calcext:value-type="float">
            <text:p>66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taurar color y acabado a muebles de exterior descolor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2" calcext:value-type="float">
            <text:p>66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char y alisar grietas en paredes utilizando compuesto para ju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3" calcext:value-type="float">
            <text:p>66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controles remotos sin respuesta limpiando contactos o reemplazando baterí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filar cuchillos desafilados para mejorar el rendimiento de cor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5" calcext:value-type="float">
            <text:p>66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varios problemas en la casa, desde puertas hasta grif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6" calcext:value-type="float">
            <text:p>66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dentificar y reparar problemas comunes en electrodomésticos domést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problemas eléctricos menores como enchufes o interrupt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problemas de fontanería pequeños como fugas y obstruc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una variedad de reparaciones e mejoras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y renovar mue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ejar problemas como bisagras, cerraduras y paneles de vid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verificaciones y arreglos rutinario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y afilar herramientas de jardí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4" calcext:value-type="float">
            <text:p>67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varios objetos rotos en la ca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grietas, agujeros e imperfec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ejar tareas como arreglar sillas y est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7" calcext:value-type="float">
            <text:p>67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elementos mecánicos como cerraduras y bisag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problemas como goteos y filtraciones men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9" calcext:value-type="float">
            <text:p>67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gurar que todo funcione correct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0" calcext:value-type="float">
            <text:p>67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mejoras básica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1" calcext:value-type="float">
            <text:p>67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varias necesidades de reparación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gurarse de que los electrodomésticos funcionen correct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3" calcext:value-type="float">
            <text:p>67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ejar problemas domésticos com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4" calcext:value-type="float">
            <text:p>67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tener la casa en buenas condi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problemas cotidianos com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6" calcext:value-type="float">
            <text:p>67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tender necesidades de reparación pequeñ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7" calcext:value-type="float">
            <text:p>67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cargarse de varias reparaciones domés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una variedad de problemas gener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ejar arreglos dire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0" calcext:value-type="float">
            <text:p>67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reparaciones básica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1" calcext:value-type="float">
            <text:p>67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diferentes problemas dentro d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2" calcext:value-type="float">
            <text:p>67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problemas pequeños que su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problemas domésticos com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4" calcext:value-type="float">
            <text:p>67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oluciones rápidas a proble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cargarse de varias reparaciones y arreg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6" calcext:value-type="float">
            <text:p>67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varios objeto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reas para mantener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8" calcext:value-type="float">
            <text:p>67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tener la casa en buenas condi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necesidades básicas de reparación y arreg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0" calcext:value-type="float">
            <text:p>67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problemas rutinario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1" calcext:value-type="float">
            <text:p>67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problemas que surgen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necesidades comunes de repar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ar problemas básicos que ocurren en los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reparaciones que son parte de la vida diar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5" calcext:value-type="float">
            <text:p>67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cargarse de varios arreglos y tareas de manten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6" calcext:value-type="float">
            <text:p>67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reparaciones simple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7" calcext:value-type="float">
            <text:p>67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oluciones rápidas a problemas com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y mantener diferentes partes de la ca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arreglos menores que su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0" calcext:value-type="float">
            <text:p>67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problemas y desafíos bás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reparaciones y mantenimiento continu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2" calcext:value-type="float">
            <text:p>67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iar con varios objetos en el hogar que necesitan arreg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la limpieza de áreas comunes y ca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4" calcext:value-type="float">
            <text:p>67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una comida al aire libre compartida en un parque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5" calcext:value-type="float">
            <text:p>67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frutar de películas bajo las estrellas con los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6" calcext:value-type="float">
            <text:p>67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plorar productos frescos y artesanías en un mercado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7" calcext:value-type="float">
            <text:p>67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errar una calle para un evento festivo en toda la cuad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8" calcext:value-type="float">
            <text:p>67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juntos para cultivar flores, verduras y hierb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9" calcext:value-type="float">
            <text:p>67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corar hogares para festividades como Halloween y Nav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ventas para despejar y compartir objetos con ot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1" calcext:value-type="float">
            <text:p>67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strar arte local y creatividad en espacios púb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partidos amistosos de deportes y noches de jue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historias, experiencias y recuerdos con otros resid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urs guiados que resaltan la importancia histórica del ár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charlas informales e interacciones en espacios al aire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6" calcext:value-type="float">
            <text:p>67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recetas y consejos culinarios con los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7" calcext:value-type="float">
            <text:p>67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r a talleres sobre temas de interés para los resid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discutir asuntos y ideas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en espacios donde los vecinos pueden reunirse e interactu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rcar las estaciones con festivales, desfiles y ev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1" calcext:value-type="float">
            <text:p>67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proyectos para mejorar la estética del vecind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r a eventos para conectarse con vecinos y profesionale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3" calcext:value-type="float">
            <text:p>67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ner y trabajar en proyectos para mejorar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4" calcext:value-type="float">
            <text:p>67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y recaudar fondos para organizaciones benéficas y causa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eventos adecuados para todas las edades, como picnics y jue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nocer y celebrar las diversas culturas dentro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ejercicios en grupo, caminatas y actividades relacionadas con la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8" calcext:value-type="float">
            <text:p>67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ormar grupos para centrarse en intereses y necesidades específicas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9" calcext:value-type="float">
            <text:p>67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frutar de actuaciones musicales en vivo en parques locales o espacios abier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0" calcext:value-type="float">
            <text:p>67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juntos en proyectos que beneficien a todo el vecind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y respaldar negocios dentro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2" calcext:value-type="float">
            <text:p>67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reuniones sociales y encuentros para los resid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3" calcext:value-type="float">
            <text:p>67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talleres y charlas sobre temas educa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4" calcext:value-type="float">
            <text:p>67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nirse para limpiar y mantener espacios compa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5" calcext:value-type="float">
            <text:p>67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a artesanos y artistas locales asistiendo a mer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6" calcext:value-type="float">
            <text:p>67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ar la bienvenida a nuevos residentes con presentaciones y reun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el bienestar a través de desafíos y actividades de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8" calcext:value-type="float">
            <text:p>67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actualizaciones y noticias a través de boletines regu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9" calcext:value-type="float">
            <text:p>67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tradiciones y prácticas culturales con los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0" calcext:value-type="float">
            <text:p>67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ociarse con comunidades cercanas para eventos y esfuerzos conju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1" calcext:value-type="float">
            <text:p>67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a artistas y artesanos locales comprando su trabaj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2" calcext:value-type="float">
            <text:p>67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el reciclaje, la conservación y prácticas ecológ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3" calcext:value-type="float">
            <text:p>67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ectar con vecinos para redes personales y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4" calcext:value-type="float">
            <text:p>67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comida compartida en la que los vecinos compartan platos case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5" calcext:value-type="float">
            <text:p>67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evento con diversas cocinas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6" calcext:value-type="float">
            <text:p>67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alleres para que los residentes aprendan nuevas habilidades culina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7" calcext:value-type="float">
            <text:p>67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una fiesta de barbacoa con comida a la parrilla y diver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8" calcext:value-type="float">
            <text:p>67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cenas con ingredientes de origen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9" calcext:value-type="float">
            <text:p>67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productos cultivados en casa y productos caseros en exce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0" calcext:value-type="float">
            <text:p>67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a venta de pasteles para apoyar causas o iniciativa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1" calcext:value-type="float">
            <text:p>67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concursos amistosos de cocina para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2" calcext:value-type="float">
            <text:p>67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frutar de comidas juntos al aire libre en un parque o área comú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3" calcext:value-type="float">
            <text:p>67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recetas favoritas y consejos culinarios entre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4" calcext:value-type="float">
            <text:p>67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urs guiados explorando restaurantes y lugares de comida cerca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elebrar la temporada de cosecha local con comida, música y jue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6" calcext:value-type="float">
            <text:p>67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demostraciones de cocina para enseñar técnicas culinarias específ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7" calcext:value-type="float">
            <text:p>67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comidas utilizando productos del jardín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8" calcext:value-type="float">
            <text:p>67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bar platos de diferentes culturas en un entorno de comida compart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en cafeterías locales para tomar café y convers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ormar clubes donde los vecinos cocinan y discuten recetas de un libro de cocina eleg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1" calcext:value-type="float">
            <text:p>68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un brunch comunitario de fin de sem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2" calcext:value-type="float">
            <text:p>68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historias relacionadas con la comida y recuerdos entre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3" calcext:value-type="float">
            <text:p>68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barbacoa con una variedad de platos a base de pa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4" calcext:value-type="float">
            <text:p>68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y compartir diferentes sopas en un encuentro de invier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lectar donaciones de alimentos para organizaciones benéficas locales y bancos de al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6" calcext:value-type="float">
            <text:p>68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evento con helado y coberturas para to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7" calcext:value-type="float">
            <text:p>68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sobre preservación de alimentos, fermentación y má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8" calcext:value-type="float">
            <text:p>68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regularmente para desayunar y conversar por la mañ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o prestar utensilios de cocina entre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latos utilizando ingredientes obtenidos dentro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1" calcext:value-type="float">
            <text:p>68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etir en desafíos de repostería por diversión y reconoci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comidas pre-cocinadas con vecinos para mayor comod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binar actuaciones musicales locales con un festival de com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4" calcext:value-type="float">
            <text:p>68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levar platos para compartir en un picnic comunit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5" calcext:value-type="float">
            <text:p>68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una estación de pizza para que los vecinos personalicen sus piz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6" calcext:value-type="float">
            <text:p>68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ormar un club para explorar nuevas recetas y técnicas culinarias ju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7" calcext:value-type="float">
            <text:p>68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frutar de vino, queso y conversación en un entorno relaj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8" calcext:value-type="float">
            <text:p>68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para una cena comunitaria con platos compa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sechar verduras y hierbas juntas para cocinar una com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0" calcext:value-type="float">
            <text:p>68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binar platos de barbacoa en un encuentro al estilo de comida compart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1" calcext:value-type="float">
            <text:p>68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platos caseros entre vecinos para tener var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2" calcext:value-type="float">
            <text:p>68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plorar restaurantes locales para probar diferentes coci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ntar puestos de comida para que los vecinos prueben platos diver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mostrar recetas y ofrecer muestras a los vec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alimentos para el desayuno en un encuentro matuti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6" calcext:value-type="float">
            <text:p>68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nder métodos de enlatado, encurtido y conservación de al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7" calcext:value-type="float">
            <text:p>68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ervir y compartir una variedad de platos al estilo de ta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r a clases para aprender nuevas habilidades y técnicas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9" calcext:value-type="float">
            <text:p>68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tercambiar productos excedentes del jardín, mermeladas caseras y má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0" calcext:value-type="float">
            <text:p>68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egir una temática de cocina para un evento de comida compartida o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1" calcext:value-type="float">
            <text:p>68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olucrar a las familias para cocinar juntas y compartir com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entrenamiento físico y orientación para hacer ejerci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escritura para artículos, blogs y conten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4" calcext:value-type="float">
            <text:p>68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diseños visuales para empresas e individu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5" calcext:value-type="float">
            <text:p>68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r eventos, retratos y escenas a través de la fotograf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y coordinar eventos, fiestas y reun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7" calcext:value-type="float">
            <text:p>68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materias académicas o habilidades a los estud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8" calcext:value-type="float">
            <text:p>68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las personas en el desarrollo personal y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limpieza para hogares y aparta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0" calcext:value-type="float">
            <text:p>68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y mantener espacios y jardines al aire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1" calcext:value-type="float">
            <text:p>68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r y desarrollar sitios web para empresas y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2" calcext:value-type="float">
            <text:p>68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comidas personalizadas para individuo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3" calcext:value-type="float">
            <text:p>68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cuentas de redes sociales para empresas e influy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4" calcext:value-type="float">
            <text:p>68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idar de mascotas en ausencia de sus dueñ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pintura interior y exteri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6" calcext:value-type="float">
            <text:p>68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empresas de forma remota con tareas administra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7" calcext:value-type="float">
            <text:p>68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ducir contenido escrito o hablado entre idio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espacios interiores funcionales y estéticos para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9" calcext:value-type="float">
            <text:p>68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corte, peinado y cuidado del cab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0" calcext:value-type="float">
            <text:p>68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clases de fitness en grupo o sesiones de entrenamiento pers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r servicios de comida y bebida para eventos y fie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2" calcext:value-type="float">
            <text:p>68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habilidades musicales e instrumentos a los estud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3" calcext:value-type="float">
            <text:p>68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reparación, mantenimiento y pequeñas construc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4" calcext:value-type="float">
            <text:p>68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orientación dietética y planificación de com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5" calcext:value-type="float">
            <text:p>68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maquillaje para ocasiones especiales y ev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omprar ropa y acceso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7" calcext:value-type="float">
            <text:p>68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lases de yoga para relajación y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8" calcext:value-type="float">
            <text:p>68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ordenar y organizar sus espacios de v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9" calcext:value-type="float">
            <text:p>68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lases de arte centradas en el dibujo de la figura hum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0" calcext:value-type="float">
            <text:p>68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urrículums profesionales y cartas de presentación para personas en busca de empl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1" calcext:value-type="float">
            <text:p>68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siones de masajes para relajación y bienes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2" calcext:value-type="float">
            <text:p>68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hogares para la venta organizando muebles y decor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3" calcext:value-type="float">
            <text:p>68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rnear y vender pasteles, repostería y pos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aching y orientación a través de plataforma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5" calcext:value-type="float">
            <text:p>68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y habilidades artísticas a artistas aficio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6" calcext:value-type="float">
            <text:p>68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asesoramiento y orientación a personas que buscan comprar o vender propie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7" calcext:value-type="float">
            <text:p>68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detallar autos en las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os sobre jardinería y cuidado de pla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9" calcext:value-type="float">
            <text:p>68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elegir atuendos y acceso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0" calcext:value-type="float">
            <text:p>68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para mejorar las habilidades de escri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1" calcext:value-type="float">
            <text:p>68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namiento y modificación del comportamiento para perros y sus dueñ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2" calcext:value-type="float">
            <text:p>68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sesiones de entrenamiento de alta intensidad para grup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3" calcext:value-type="float">
            <text:p>68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tar y optimizar currículums existentes para personas en busca de empl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4" calcext:value-type="float">
            <text:p>68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os sobre mejoras para el hogar y renov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de personas en habilidades prácticas para la vida y desarrollo pers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6" calcext:value-type="float">
            <text:p>68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sobre temas relacionados con la salud y el bienes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7" calcext:value-type="float">
            <text:p>68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y habilidades de fotografía a entusia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onsejos financieros y servicios de planific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9" calcext:value-type="float">
            <text:p>68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regulares de limpieza y orden para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rear espacios de trabajo en casa funcionales y organiz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habilidades y técnicas culinarias a chefs aspir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2" calcext:value-type="float">
            <text:p>68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a individuos para mejorar sus habilidades de hablar en públ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habilidades de idiomas extranjeros a estud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4" calcext:value-type="float">
            <text:p>68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y vender joyas únicas hechas a m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5" calcext:value-type="float">
            <text:p>68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ortes de cabello y servicios de peinado en las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evaluaciones para mejorar la eficiencia energética en los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entrenamiento de fitness remoto y planes de ejerci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8" calcext:value-type="float">
            <text:p>68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reparación de sistemas domésticos como plomería y electric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9" calcext:value-type="float">
            <text:p>68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ilustraciones personalizadas para clientes y proye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0" calcext:value-type="float">
            <text:p>68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actividades al aire libre como senderismo, camping y kay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1" calcext:value-type="float">
            <text:p>68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con diversas tareas y re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2" calcext:value-type="float">
            <text:p>68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aseo para mascotas, incluyendo baños y cor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3" calcext:value-type="float">
            <text:p>68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r electrodomésticos domésticos como refrigeradores y lavado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ordenar y organizar sus espacios de vida y trabaj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5" calcext:value-type="float">
            <text:p>68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ropa y diseños de moda a med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6" calcext:value-type="float">
            <text:p>68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lecciones individuales de idiomas para estudiantes de todas las e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taurar y preservar obras de arte y antigüe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8" calcext:value-type="float">
            <text:p>68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recados para personas y familias ocup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notario en las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figurar dispositivos y sistemas de tecnología inteligente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recorridos guiados de atracciones locales y sitios histór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y decorar pasteles personalizados para ocasiones espe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3" calcext:value-type="float">
            <text:p>69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seleccionar y comprar artícu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canto y técnicas vocales a los estud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renovación y remodelación para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experiencia y consejos en industrias locales específ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terapia de masajes en las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r fotografías de alta calidad de masco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stir y cuidar a personas mayores en sus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ificar y coordinar bodas y eventos relacio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r y crear regalos personalizados para ocasiones espe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os y soluciones para la seguridad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orientación nutricional personalizada y planificación de com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empresas locales con marketing y promo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combinados de limpieza y organización para hog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el aseo de mascotas en los hogares o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de individuos en la gestión de finanzas personales y presupues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obras de arte por encargo basadas en las preferencia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regar comidas de restaurantes locales a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entrenamiento de fitness adaptado a las necesidades de las personas may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alteraciones y sastrería para rop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corar y estilizar hogares para mejorar su atractivo esté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talle y limpieza de vehículos en las ub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técnicas y habilidades artísticas a personas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onsejos y soluciones para prácticas sosteni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presentaciones musicales en vivo para eventos y oca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limpieza profunda y mantenimiento para hogares y nego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8" calcext:value-type="float">
            <text:p>69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os sobre la reducción del consumo de energía y los cos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rear su estilo personal y su guardarrop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fotografía para eventos y retr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iezas de muebles únicas y personaliz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clases de fitness grupales en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contables y de impuestos a empresas y particu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masajes terapéuticos para relajación y alivio del dol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os nutricionales expertos y planificación de com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planificación financiera integral y asesoramiento de inver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r fotografías de alta calidad para diversas oca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ejería y servicios de terapia de salud m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omprar, vender y alquilar propie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ientar a los clientes en el entrenamiento físico y mejora de la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ificar y coordinar bodas y eventos relacio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a individuo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individuos en el desarrollo personal y profe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recuperar y desarrollar habilidades para la vida diar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sitios web visualmente atractivos y func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mejorar la comunicación y las habilidades del hab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clases de fitness y promover el bienestar fís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a pareja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y coordinar eventos, conferencias y reun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atención quiropráctica para problemas musculoesquelét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individuos en la exploración y desarrollo de carr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sesoramiento para problemas de salud m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ontenido escrito persuasivo y atractivo para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comidas personalizadas para individuo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ratamientos de acupuntura para diversas condiciones de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diseños visuales para branding, marketing y má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ordenar, organizar y simplificar sus v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8" calcext:value-type="float">
            <text:p>69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para el bienestar mental y emoc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9" calcext:value-type="float">
            <text:p>69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ervicios de maquillaje para eventos, bodas y sesiones fotográf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urar su estilo personal y su guardarrop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orientación nutricional y terapia especializ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tar y producir contenido de video para diversos propósi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ía a emprendedores y dueños de negocios en el crecimiento y estrateg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mejorar las habilidades de habla y comunic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empresas a construir y mejorar su identidad de mar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nálisis financiero detallado y recomendaciones de inver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masajes terapéuticos para relajación y alivio del dol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espacios interiores funcionales y estéticos para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a individuo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aching de profesionales y ejecutivos en liderazgo y desarro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a parejas y famil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urrículums y cartas de presentación efectivos para personas que buscan empl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poyo para el bienestar mental y emoc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4" calcext:value-type="float">
            <text:p>69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programas de capacitación y desarrollo para habilidades de lideraz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onar y hacer crecer la presencia en redes sociales de las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terapia y asesoramiento para problemas de salud m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individuos para alcanzar objetivos de salud y bienes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sesoramiento estratégico de marketing y campañas para empre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asesoramiento y terapia para el crecimiento pers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onar y mejorar la imagen pública y las comunicaciones de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llo, time changes everything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¡Hola, el ti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onjour, le temps change tout 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llo, die Zeit verä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iao, il tempo cambia tutt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lá, o tempo muda tu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llo, tijd vera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j, tiden förändrar al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j, tiden æ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i, tiden e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1" calcext:value-type="float">
            <text:p>69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i, aika muuttaa kaike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Привет, время меняет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ześć, czas zmienia wszys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Привіт, час змінює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hoj, čas mění všechn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lló, az idő mindent megváltozta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lut, timpul schimbă totul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Χαίρετε, ο χρόνος αλλάζει τα πάντα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Здравейте, времето променя всичко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ok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hoj, čas mení vše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Zdravo, čas spreminja v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Здраво, време мења св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Zdravo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ërshëndetje, koha ndryshon gjithçk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Здраво, времето го менува сè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ere, aeg muudab kõik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veiki, laiks maina vis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veiki, laikas viską keiči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ongu, iż-żmien jibdil kollox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1" calcext:value-type="float">
            <text:p>70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lló, tíminn breytir öll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a dhuit, athraíonn am gach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àlo, tha an tìde a 'dèanamh atharrachadh air a h-uile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elo, mae amser yn newid popeth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Kaixo, denbora dena aldatzen d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la, o t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la, el temps ho canv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iu, lo temps camb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onghjornu, u tempu cambia tutt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i, vreamea schimba toat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üß Gott, de Zeit vageht oi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iau, lu tempu cancia tutti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tra, o samay sikhl sa s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ien, d'Zäit änner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llo, tiid feroa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un dé, al temps cambia tü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lut, li timps çhanje tos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ullo, time chynges awthi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9" calcext:value-type="float">
            <text:p>70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i, de tied veraang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i, d'Zyt verände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iao, il timp al cambie du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 gabinetes personaliz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ocación de ladrillos para un nuevo mu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ertido y acabado de una losa de hormig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nuevos accesorios de bañ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bleado de un nuevo sistema de ilumin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7" calcext:value-type="float">
            <text:p>70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tejas en un techo residen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una nueva capa de pintura a una habi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9" calcext:value-type="float">
            <text:p>70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ocación de azulejos para un salpicadero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ocación de placas de yeso en una habi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1" calcext:value-type="float">
            <text:p>70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gabinetes personalizados para una remodelación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2" calcext:value-type="float">
            <text:p>70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pisos de madera en una sala de est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un acabado suave en una entrada de hormig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4" calcext:value-type="float">
            <text:p>70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l armazón para una nueva estruc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nuevas ventanas y puertas en una renov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6" calcext:value-type="float">
            <text:p>70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rribo de paredes para una renovación de edifi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7" calcext:value-type="float">
            <text:p>70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aislamiento en un proyecto de construcción nue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oldadura de vigas de metal para soporte estructu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enlucido en paredes interiores para un acabado sua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ntaje de andamios para trabajos a alturas elev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1" calcext:value-type="float">
            <text:p>70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un camino de piedra decorativo en un jardí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2" calcext:value-type="float">
            <text:p>70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estructuras de techo para una nueva construcción de vivien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calafateo alrededor de ventanas y puertas para impermeabiliz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4" calcext:value-type="float">
            <text:p>70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e instalación de un nuevo diseño de jardí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5" calcext:value-type="float">
            <text:p>70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ivelación del suelo y excavación para una ba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6" calcext:value-type="float">
            <text:p>70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moldes para verter columnas de hormig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7" calcext:value-type="float">
            <text:p>70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l armazón para un nuevo edifi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una cerca de madera alrededor de una prop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 un muro de ladrillos decora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ocación de asfalto para un nuevo camino de entr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1" calcext:value-type="float">
            <text:p>70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oldadura de tuberías para conexiones de plomer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abricación de conductos personalizados para sistemas de climatiz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3" calcext:value-type="float">
            <text:p>70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ntaje de gabinetes de cocina en su lu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 una terraza de madera para entretenimiento al aire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molduras de corona decorativas en una habi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6" calcext:value-type="float">
            <text:p>70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revestimiento epóxico a un piso de gar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7" calcext:value-type="float">
            <text:p>70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ventanas y puertas de vid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8" calcext:value-type="float">
            <text:p>70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tauración de gabinetes antiguos para un aspecto renov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9" calcext:value-type="float">
            <text:p>70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tauración de la albañilería histórica en un edifi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cavación de zanjas para líneas de servicios púb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ción de canalones y bajantes en una ca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2" calcext:value-type="float">
            <text:p>70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ción de grietas en una acera de hormig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3" calcext:value-type="float">
            <text:p>70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o de tejas dañadas en un tej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4" calcext:value-type="float">
            <text:p>70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o de vidrio roto en una vent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char y alisar agujeros en el ye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6" calcext:value-type="float">
            <text:p>70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reglo de un grifo que got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7" calcext:value-type="float">
            <text:p>70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ción de enchufes eléctricos defectuo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8" calcext:value-type="float">
            <text:p>70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o de una baldosa rota en un bañ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paración de una terraza de madera con tablas dañ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o de paneles de revestimiento de vinilo dañ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1" calcext:value-type="float">
            <text:p>70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canografiar a una velocidad rápida y preci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2" calcext:value-type="float">
            <text:p>70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ción y gestión de archivos y carpe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3" calcext:value-type="float">
            <text:p>70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y formato de documentos en Microsoft W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4" calcext:value-type="float">
            <text:p>70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y uso de hojas de cálculo de Excel para análisis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y entrega de presentaciones usando PowerPo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6" calcext:value-type="float">
            <text:p>70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úsqueda y navegación po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7" calcext:value-type="float">
            <text:p>70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dentificación y solución de problemas informáticos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avegación y uso de funciones en Lin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9" calcext:value-type="float">
            <text:p>70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avegación y uso de funciones en Wind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0" calcext:value-type="float">
            <text:p>70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avegación y uso de funciones en ma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1" calcext:value-type="float">
            <text:p>70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ción en videollamadas o chat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2" calcext:value-type="float">
            <text:p>70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ón y actualización de perfiles en redes so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tura de código HTML simple para un sitio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4" calcext:value-type="float">
            <text:p>70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gresar y gestionar datos con precisión en bases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eficazmente con colegas de forma remota utilizando herramientas como Sl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6" calcext:value-type="float">
            <text:p>70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nocimiento y evitación de amenazas de seguridad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7" calcext:value-type="float">
            <text:p>70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lmacenar y acceder a archivos mediante plataformas como Google Dr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8" calcext:value-type="float">
            <text:p>70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gráficos simples con herramientas como Can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9" calcext:value-type="float">
            <text:p>70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ción en reuniones virtuales utilizando Zoom o Microsoft 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aplicaciones como Evernote para organizar no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1" calcext:value-type="float">
            <text:p>71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gresar y consultar datos en bases de datos como Microsoft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2" calcext:value-type="float">
            <text:p>71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motores de búsqueda para encontrar información en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3" calcext:value-type="float">
            <text:p>71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fórmulas de Excel para cálcul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4" calcext:value-type="float">
            <text:p>71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etiqueta adecuada en comunicaciones de correo electrónico profes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y formato de texto en un editor de tex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6" calcext:value-type="float">
            <text:p>71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y restauración de copias de seguridad de computad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atajos para una navegación eficiente en la computad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8" calcext:value-type="float">
            <text:p>71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gráficos y gráficos simples en Exc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9" calcext:value-type="float">
            <text:p>71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ción de tareas y proyectos utilizando herramientas como As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0" calcext:value-type="float">
            <text:p>71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ploración y realización de compras en tienda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ción en talleres virtuales o cursos de aprendizaje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mbiar el tamaño y recortar imágenes utilizando software como Pa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incronización de datos entre dispositivos utilizando iCloud o Google Sy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un administrador de contraseñas para realizar un seguimiento de las contraseñ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er películas o programas en plataformas de transmisión como Netfli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6" calcext:value-type="float">
            <text:p>71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de archivos de audio utilizando software como Auda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7" calcext:value-type="float">
            <text:p>71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ploración de entornos virtuales utilizando auriculares de R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cceso y control de una computadora de forma remo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9" calcext:value-type="float">
            <text:p>71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Jugar juegos con amigos a través de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0" calcext:value-type="float">
            <text:p>71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de videos utilizando software como iMovie o Windows Movi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herramientas como Prezi para crear presentaciones dinám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2" calcext:value-type="float">
            <text:p>71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ón de citas y eventos mediante herramientas de calendario digi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3" calcext:value-type="float">
            <text:p>71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animaciones simples utilizando software como Powt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4" calcext:value-type="float">
            <text:p>71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y distribución de encuestas utilizando plataformas como SurveyMonk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 un sitio web utilizando PH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6" calcext:value-type="float">
            <text:p>71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ón de un proyecto pequeño utilizando herramientas como Tr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ción en reuniones virtuales utilizando diversas platafor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y organizar fotos utilizando plataformas como Instagr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y retoque de fotos para un sitio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o de VLOOKUP para buscar datos específicos en una hoja de cálcu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nálisis de tráfico web y comportamiento del usu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dibujos arquitectónicos detallados para un edifi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3" calcext:value-type="float">
            <text:p>71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gregar animaciones personalizadas a diapositivas para una presentación dinám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4" calcext:value-type="float">
            <text:p>71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simultánea de un documento con varios colaborad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de gráficos vectoriales y logotip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licación de estilos y formato consistentes a un documento lar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7" calcext:value-type="float">
            <text:p>71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ctualización y gestión de contenido de sitios web utilizando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8" calcext:value-type="float">
            <text:p>71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y ensamblaje de clips de video para un video promoc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gramación de reuniones y ci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ilustraciones vectoriales para materiales impre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1" calcext:value-type="float">
            <text:p>71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visualizaciones interactivas a partir de conjuntos de datos complej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2" calcext:value-type="float">
            <text:p>71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tura de scripts para automatizar tareas de análisis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3" calcext:value-type="float">
            <text:p>71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trucción de sitios web receptivos con un diseño consist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4" calcext:value-type="float">
            <text:p>71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ción de reuniones en línea con intercambio de pantalla y colabor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stión de interacciones con el cliente y oportunidades de ve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6" calcext:value-type="float">
            <text:p>71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de folletos y revi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modelos 3D para animaciones o jue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8" calcext:value-type="float">
            <text:p>71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e interrogación de bases de datos para almacenar inform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9" calcext:value-type="float">
            <text:p>71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ción en proyectos de desarrollo de software y seguimiento de camb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o de experiencias o juegos de realidad virt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1" calcext:value-type="float">
            <text:p>71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y comentarios en un documento compartido en tiempo r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figuración de una tienda en línea y gestión de produ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3" calcext:value-type="float">
            <text:p>71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ción de análisis estadísticos y generación de visualiz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4" calcext:value-type="float">
            <text:p>71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diapositivas visualmente atractivas para una pres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de modelos 3D para proyectos de ingeniería mecán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6" calcext:value-type="float">
            <text:p>71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nsmisión e interacción con espectadores durante transmisiones en v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7" calcext:value-type="float">
            <text:p>71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y gestión de tareas y plazos para proye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tura y edición de código en un editor de texto personaliz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9" calcext:value-type="float">
            <text:p>71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dición y mejora de grabaciones de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0" calcext:value-type="float">
            <text:p>71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cceso a una computadora de forma remota para brindar soporte técn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1" calcext:value-type="float">
            <text:p>71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encuestas y análisis de respue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2" calcext:value-type="float">
            <text:p>71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y codificación de sitios web con editores visu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3" calcext:value-type="float">
            <text:p>71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tura, depuración y prueba de código en un entorno de desarro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4" calcext:value-type="float">
            <text:p>71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informes y paneles a partir de consultas de bases de da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abación y transmisión de videos desde la pantalla de una computad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6" calcext:value-type="float">
            <text:p>71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animaciones para dibujos animados o anunc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7" calcext:value-type="float">
            <text:p>71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de interfaces de usuario y prototipos con colaboración en tiempo r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8" calcext:value-type="float">
            <text:p>71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soporte al cliente y hacer seguimiento de tick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9" calcext:value-type="float">
            <text:p>71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tura y edición de código en un editor de texto personaliz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abación y producción de música o pod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1" calcext:value-type="float">
            <text:p>71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jecución de múltiples sistemas operativos en una sola computad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2" calcext:value-type="float">
            <text:p>71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cripción y finalización de cursos en lí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3" calcext:value-type="float">
            <text:p>71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figuración y gestión de sitios web en servicios de aloja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4" calcext:value-type="float">
            <text:p>71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o y generación de trayectorias de herramientas para mecanizado C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ción de efectos especiales y animaciones para vide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6" calcext:value-type="float">
            <text:p>71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 de capturas de pantalla y grabación de screen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7" calcext:value-type="float">
            <text:p>71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abación de presentaciones con narración de voz en of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8" calcext:value-type="float">
            <text:p>71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unicar claramente las actualizaciones del proyecto a los miembro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9" calcext:value-type="float">
            <text:p>71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uchar atentamente las perspectivas de los colegas en una reun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diar en un desacuerdo entre miembro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1" calcext:value-type="float">
            <text:p>71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con otros para completar un proyecto complej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2" calcext:value-type="float">
            <text:p>71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contrar soluciones en colaboración a desafíos imprevis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3" calcext:value-type="float">
            <text:p>71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render y considerar los sentimientos de los miembro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4" calcext:value-type="float">
            <text:p>71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egociar plazos y recursos del proyecto con las partes interes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5" calcext:value-type="float">
            <text:p>71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gnar tareas a los miembros del equipo según sus fortale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6" calcext:value-type="float">
            <text:p>71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ignar tiempo de manera efectiva para cumplir con los plazo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7" calcext:value-type="float">
            <text:p>71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justar planes de manera flexible para adaptarse a circunstancias cambi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8" calcext:value-type="float">
            <text:p>71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ceptar ideas y puntos de vista diversos en una lluvia de ide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9" calcext:value-type="float">
            <text:p>71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retroalimentación constructiva para ayudar a mejorar el trabajo de un coleg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ibir retroalimentación de los compañeros y aplicarla a las tare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1" calcext:value-type="float">
            <text:p>71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mar decisiones estratégicas colectivamente para un proye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2" calcext:value-type="float">
            <text:p>71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rdar conflictos y encontrar soluciones en u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3" calcext:value-type="float">
            <text:p>71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petar y comprender las diferencias culturales en un equipo glob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4" calcext:value-type="float">
            <text:p>71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una discusión grupal para generar ideas y solu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5" calcext:value-type="float">
            <text:p>71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nerar confianza entre los miembros del equipo mediante comunicación transpar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legar a un acuerdo compartido sobre las direcciones del proye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7" calcext:value-type="float">
            <text:p>71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con colegas de diferentes departamentos en un proye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8" calcext:value-type="float">
            <text:p>71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eficazmente con miembros del equipo remotos utilizando herramie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9" calcext:value-type="float">
            <text:p>71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dentificar posibles conflictos temprano y abordarlos de manera proacti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mar decisiones que se alineen con los objetivos compartido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1" calcext:value-type="float">
            <text:p>72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finir claramente el problema para guiar soluciones colaborativas efec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2" calcext:value-type="float">
            <text:p>72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nerar ideas creativas con los miembros del equipo para mejorar un produ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3" calcext:value-type="float">
            <text:p>72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recursos y conocimientos relevantes con los compañeros de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4" calcext:value-type="float">
            <text:p>72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derar reuniones virtuales productivas con participantes remo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5" calcext:value-type="float">
            <text:p>72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ar una estrategia de comunicación para un proyecto interfunc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6" calcext:value-type="float">
            <text:p>72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tribuir con ideas y conocimientos durante las discusiones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7" calcext:value-type="float">
            <text:p>72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tribuir tareas entre los miembros del equipo según su exper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8" calcext:value-type="float">
            <text:p>72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nalizar problemas juntos para identificar causas y solu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9" calcext:value-type="float">
            <text:p>72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render de los compañeros compartiendo conocimientos y experien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vertir conflictos en oportunidades de cambio positivo en un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iorizar decisiones colectivamente según su impacto y urg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aptar los estilos de comunicación para trabajar eficazmente con diferentes personalid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linear a los miembros del equipo en torno a un objetivo o misión comú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4" calcext:value-type="float">
            <text:p>72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ponsabilizarse mutuamente por las tareas individuales y del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actividades de formación de equipos para colegas remo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flexionar como equipo para identificar éxitos y áreas de mej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7" calcext:value-type="float">
            <text:p>72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gurarse de que todos los miembros del equipo tengan voz en las discusiones y deci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vertir desacuerdos en oportunidades de crecimiento y cambio posi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9" calcext:value-type="float">
            <text:p>72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entrarse en encontrar soluciones en lugar de enfocarse en los proble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enerar ideas creativas de manera colectiva para resolver un desafí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1" calcext:value-type="float">
            <text:p>72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r los resultados del proyecto como equipo para identificar áreas de mej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2" calcext:value-type="float">
            <text:p>72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bajar con profesionales de diferentes campos para resolver problemas complej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vertir desacuerdos en oportunidades de crecimiento y cambio posi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ponsabilidad compartida tanto por los éxitos como por los contratiempos como equi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tender y responder a las emociones de una persona may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6" calcext:value-type="float">
            <text:p>72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a un niño con necesidades especiales a través de una actividad tranqui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7" calcext:value-type="float">
            <text:p>72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olar a un miembro de la familia afligido con palabras am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8" calcext:value-type="float">
            <text:p>72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uchar atentamente a un amigo compartir sus preocupaciones sobre su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9" calcext:value-type="float">
            <text:p>72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xplicar instrucciones médicas de manera clara a un pac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medicamentos recetados a un familiar anci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1" calcext:value-type="float">
            <text:p>72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con discapacidades a vestirse y arregla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2" calcext:value-type="float">
            <text:p>72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comidas nutritivas para una persona con restricciones dieté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3" calcext:value-type="float">
            <text:p>72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con movilidad limitada a bañarse y mantener la higiene pers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4" calcext:value-type="float">
            <text:p>72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ntener la calma y tomar medidas durante una emergencia méd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5" calcext:value-type="float">
            <text:p>72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primeros auxilios básicos a un niño con una lesión le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6" calcext:value-type="float">
            <text:p>72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nsuelo y tranquilidad a un amigo que está pasando por un momento difíc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7" calcext:value-type="float">
            <text:p>72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upervisar y entretener a niños pequeños mientras sus padres están aus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sando tiempo y conversando con un ciudadano de la tercera 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9" calcext:value-type="float">
            <text:p>72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trolar los signos vitales de un paciente y registrar camb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a realizar ejercicios recetados después de una cirugí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1" calcext:value-type="float">
            <text:p>72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livio temporal a un cuidador familiar asumiendo las responsabilidades del cuid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tilizar técnicas para ayudar a un niño con autismo a manejar desafíos sensor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3" calcext:value-type="float">
            <text:p>72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enfoques comprensivos al interactuar con personas con dem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4" calcext:value-type="float">
            <text:p>72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comodidad y alivio del dolor a un paciente en fase termi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5" calcext:value-type="float">
            <text:p>72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fender los derechos y necesidades de un paciente dentro del sistema de sal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6" calcext:value-type="float">
            <text:p>72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limentar, cambiar pañales y calmar a un recién naci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7" calcext:value-type="float">
            <text:p>72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tender las necesidades, comodidad y seguridad de un paciente en la ca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8" calcext:value-type="float">
            <text:p>72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poyo emocional a individuos y familias durante el cuidado al final de la v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9" calcext:value-type="float">
            <text:p>72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con actividades diarias para personas que necesitan cuidados en el hog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a un niño con discapacidades del desarrollo en interacciones so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1" calcext:value-type="float">
            <text:p>72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poyo terapéutico a personas que enfrentan la pérd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2" calcext:value-type="float">
            <text:p>72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entorno seguro y actividades atractivas para alguien con Alzhei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3" calcext:value-type="float">
            <text:p>72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que el hogar sea seguro para prevenir accidentes y le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4" calcext:value-type="float">
            <text:p>72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con desafíos de movilidad a baña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5" calcext:value-type="float">
            <text:p>72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gistrar con precisión información médica y observ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6" calcext:value-type="float">
            <text:p>72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nutrición a través de un tubo de alimentación para un paciente que no puede co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7" calcext:value-type="float">
            <text:p>72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acticar medidas de higiene para prevenir la propagación de infec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8" calcext:value-type="float">
            <text:p>72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olucrar a una persona en ejercicios cerebrales y rompecabe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9" calcext:value-type="float">
            <text:p>72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con discapacidades a usar dispositivos de asist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irar y reposicionar a un paciente postrado en cama para prevenir úlceras por pre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1" calcext:value-type="float">
            <text:p>72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a persona que tiene dificultades para comer a disfrutar de las com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2" calcext:value-type="float">
            <text:p>72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un usuario de silla de ruedas a navegar en diferentes entor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3" calcext:value-type="float">
            <text:p>72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uchar y hablar con amabilidad y compren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4" calcext:value-type="float">
            <text:p>72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acilitar conexiones sociales para personas con movilidad limit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5" calcext:value-type="float">
            <text:p>72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medidas de alivio del dolor y rastrear su efica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6" calcext:value-type="float">
            <text:p>72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idar un tubo de alimentación, mantener la limpieza y la funciona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7" calcext:value-type="float">
            <text:p>72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petar las prácticas y preferencias culturales en el cuid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8" calcext:value-type="float">
            <text:p>72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modidad a través de toques suaves y presencia tranqui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9" calcext:value-type="float">
            <text:p>72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cambiar pañales de adultos y mantener la hi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tableros o dispositivos de comunicación para apoyar a personas no verb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1" calcext:value-type="float">
            <text:p>72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onciencia sobre el cambio climático a través de publicaciones en redes so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2" calcext:value-type="float">
            <text:p>72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ovilizar a los residentes locales para abordar problemas de vivienda asequi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3" calcext:value-type="float">
            <text:p>72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con legisladores para promover cambios en las políticas de acceso a la atención méd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4" calcext:value-type="float">
            <text:p>72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protesta pacífica para exigir justicia ra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petición en línea para apoyar prácticas laborales ju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6" calcext:value-type="float">
            <text:p>72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ar un discurso en una manifestación abogando por la igualdad de gén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7" calcext:value-type="float">
            <text:p>72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bir un comunicado de prensa para obtener cobertura mediática sobre los derechos LGBTQ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8" calcext:value-type="float">
            <text:p>72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con otros grupos de defensa para amplificar el impa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9" calcext:value-type="float">
            <text:p>72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con funcionarios electos para discutir políticas de reforma penitenciar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jecutar una campaña en línea para apoyar los derechos de los refugi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1" calcext:value-type="float">
            <text:p>72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 evento de recaudación de fondos para una organización de justicia so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2" calcext:value-type="float">
            <text:p>72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artir experiencias personales para resaltar la discriminación que enfrentan los grupos margi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3" calcext:value-type="float">
            <text:p>72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r puerta a puerta para involucrar a los residentes en esfuerzos de registro de vot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4" calcext:value-type="float">
            <text:p>72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estigar y evaluar el impacto de políticas educativas propue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5" calcext:value-type="float">
            <text:p>72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cuentas de redes sociales para un grupo de defensa d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una campaña de financiamiento colectivo para apoyar los derechos indíge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7" calcext:value-type="float">
            <text:p>72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mural que promueva la inclusión y diversidad en un vecindar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8" calcext:value-type="float">
            <text:p>72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rigir talleres sobre estrategias y técnicas de protesta pacíf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9" calcext:value-type="float">
            <text:p>72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alleres sobre los derechos de las personas transgénero y la discrimin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0" calcext:value-type="float">
            <text:p>72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poyo y recursos a las comunidades afectadas por desastres natur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1" calcext:value-type="float">
            <text:p>72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videos cortos para compartir historias de los viajes de los refugi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2" calcext:value-type="float">
            <text:p>72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acilitar diálogos entre la policía y los miembros de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3" calcext:value-type="float">
            <text:p>72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dactar una carta a los legisladores abogando por una reforma migratoria integ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4" calcext:value-type="float">
            <text:p>72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entrarse en problemas que afectan simultáneamente a varios grupos margi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5" calcext:value-type="float">
            <text:p>72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ar un plan estratégico para combatir la inseguridad alimentaria en una ciu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dministrar voluntarios para una campaña para promover la participación electo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7" calcext:value-type="float">
            <text:p>72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r a las empresas a adoptar prácticas comerciales éticas y sosteni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8" calcext:value-type="float">
            <text:p>72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viar cartas a periódicos abogando por un acceso equitativo a la atención méd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9" calcext:value-type="float">
            <text:p>72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instalación artística para arrojar luz sobre los impactos del cambio climá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laborar con activistas internacionales para abordar problemas globales de derechos huma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1" calcext:value-type="float">
            <text:p>73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r la efectividad de una campaña para promover la conciencia sobre la salud m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2" calcext:value-type="float">
            <text:p>73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iciar un boicot en línea para crear conciencia sobre prácticas laborales jus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3" calcext:value-type="float">
            <text:p>73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investigaciones para proporcionar evidencia para recomendaciones de polí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4" calcext:value-type="float">
            <text:p>73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oicotear empresas que apoyan prácticas perjudiciales para 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5" calcext:value-type="float">
            <text:p>73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audar donaciones para apoyar iniciativas educativas en áreas desfavoreci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6" calcext:value-type="float">
            <text:p>73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aborar mensajes que resuenen con el público objetivo para promover la igualdad de gén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7" calcext:value-type="float">
            <text:p>73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oyar y defender a comunidades marginadas como ali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8" calcext:value-type="float">
            <text:p>73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cabildeo con gobiernos para abordar problemas globales como el trabajo infan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9" calcext:value-type="float">
            <text:p>73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y compartir una petición en línea para oponerse a políticas discriminator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0" calcext:value-type="float">
            <text:p>73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marcha pacífica que abogue por los derechos LGBTQ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1" calcext:value-type="float">
            <text:p>73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unirse con legisladores para impulsar la reforma de la justicia pe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2" calcext:value-type="float">
            <text:p>73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sobre el racismo sistémico y su impac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jecutar una campaña para crear conciencia sobre la violencia de gén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4" calcext:value-type="float">
            <text:p>73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talleres sobre los derechos de las personas con discapacidad y la accesi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5" calcext:value-type="float">
            <text:p>73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eventos de plantación de árboles para combatir la defores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6" calcext:value-type="float">
            <text:p>73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acitar a miembros de la comunidad para abogar por un mejor acceso a la atención méd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7" calcext:value-type="float">
            <text:p>73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rtar expertamente verduras para un salte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8" calcext:value-type="float">
            <text:p>73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ofreír ajo y cebolla para desarrollar sabor en una salsa de pa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9" calcext:value-type="float">
            <text:p>73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ensalada equilibrada con ingredientes complementa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0" calcext:value-type="float">
            <text:p>73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gregar la mezcla adecuada de especias para realzar el sabor de un cur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1" calcext:value-type="float">
            <text:p>73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menú semanal que equilibre nutrientes y sab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2" calcext:value-type="float">
            <text:p>73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arantizar el manejo adecuado de alimentos para prevenir la contaminación cruz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3" calcext:value-type="float">
            <text:p>73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una tanda de galletas con chispas de chocolate doradas y cruj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4" calcext:value-type="float">
            <text:p>73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ar brochetas de pollo marinado a la perfec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un filete tierno usando el método sous v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6" calcext:value-type="float">
            <text:p>73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aborar fideos fettuccine caseros para un plato de pasta decad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7" calcext:value-type="float">
            <text:p>73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una salsa bechamel cremosa para una lasañ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8" calcext:value-type="float">
            <text:p>73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hucrut casero y agridulce mediante la ferm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9" calcext:value-type="float">
            <text:p>73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poner ingredientes coloridos artísticamente en un p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0" calcext:value-type="float">
            <text:p>73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aborar una ensalada refrescante de verano con lechugas mixtas y frutas de tempor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1" calcext:value-type="float">
            <text:p>73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masar masa de pan para lograr la textura y consistencia adecu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2" calcext:value-type="float">
            <text:p>73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gregar una pizca de hierbas frescas para realzar el atractivo visual de un p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3" calcext:value-type="float">
            <text:p>73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ridar vino y queso para crear una experiencia de degustación armonio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4" calcext:value-type="float">
            <text:p>73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rinar tofu para brochetas sabrosas y jugo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5" calcext:value-type="float">
            <text:p>73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entar un plato de fusión único que combina diferentes coci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aborar un exquisito crème brûlée con una capa superior perfectamente carameliz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7" calcext:value-type="float">
            <text:p>73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servar frutas de temporada como mermeladas y jaleas cas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aborar un guiso sustancioso y sabroso en una sola oll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9" calcext:value-type="float">
            <text:p>73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arroz basmati esponjoso para un biryani frag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ar filetes de salmón para obtener una textura crujiente y tier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1" calcext:value-type="float">
            <text:p>73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a mandolina para crear rebanadas uniformes para un gratin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2" calcext:value-type="float">
            <text:p>73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y preparar ingredientes antes de cocin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3" calcext:value-type="float">
            <text:p>73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a fuego lento un caldo vegetal casero para sopas y sal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ltear rápidamente verduras coloridas para un plato vibrante y nutri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5" calcext:value-type="float">
            <text:p>73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roissants crujientes y mantecosos desde c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6" calcext:value-type="float">
            <text:p>73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eleccionar y preparar cortes de carne de alta calidad para una cena de biste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7" calcext:value-type="float">
            <text:p>73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irar la masa de pizza para lograr el grosor dese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8" calcext:value-type="float">
            <text:p>73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poner rollos de sushi de manera hermosa en un p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9" calcext:value-type="float">
            <text:p>73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ramelizar cebollas para realzar su dulzura natu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a fuego lento un corte de carne duro hasta que quede tierno y sabr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1" calcext:value-type="float">
            <text:p>73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mezcla de especias personalizada para un plato inspirado en Marrue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2" calcext:value-type="float">
            <text:p>73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a manga pastelera para decorar cupcakes con diseños intrin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3" calcext:value-type="float">
            <text:p>73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corar un pastel con diseños intrincados de fond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4" calcext:value-type="float">
            <text:p>73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zclar una margarita clásica con ingredientes frescos y medidas preci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5" calcext:value-type="float">
            <text:p>73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rar salmón para crear un gravlax sedoso y sabr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6" calcext:value-type="float">
            <text:p>73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ar verduras hasta que se caramelizan y desarrollan sabores r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7" calcext:value-type="float">
            <text:p>73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ominar el arte de los huevos pochados perfectos para un plato de brun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8" calcext:value-type="float">
            <text:p>73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fundir aceite de oliva con hierbas para un sabor único y aromá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9" calcext:value-type="float">
            <text:p>73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rnear baguettes crujientes con un interior sua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0" calcext:value-type="float">
            <text:p>73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ofreír champiñones en mantequilla para un acompañamiento sabr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1" calcext:value-type="float">
            <text:p>73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reír aros de cebolla crujientes y dor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2" calcext:value-type="float">
            <text:p>73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ultivar un inicio de masa de pan agrio para hacer pan casero de masa mad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3" calcext:value-type="float">
            <text:p>73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a fuego lento una salsa de tomate sustanciosa para pa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poner un montón de panqueques con jarabe y frutas para un atractivo vis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5" calcext:value-type="float">
            <text:p>73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irar la masa fresca de pasta y cortar tagliat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6" calcext:value-type="float">
            <text:p>73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atir un aderezo de vinagreta picante para una ensalada de ver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7" calcext:value-type="float">
            <text:p>73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emplazar los huevos con compota de manzana en una receta de repostería veg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8" calcext:value-type="float">
            <text:p>73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técnicas de decoración con manga pastelera para decorar una tarta de cumpleaños con diseños intrin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9" calcext:value-type="float">
            <text:p>73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postre de gelatina relleno de frutas con una textura delic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tu propio ketchup a partir de tomates frescos y especi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1" calcext:value-type="float">
            <text:p>73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servar pepinos en salmuera para crear encurtidos crujientes y agridul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2" calcext:value-type="float">
            <text:p>73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poner ingredientes para una sesión de fotos de alimentos para hacer que el plato sea visualmente atracti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3" calcext:value-type="float">
            <text:p>73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lanquear verduras y luego sumergirlas en agua helada para mantener el color y la tex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4" calcext:value-type="float">
            <text:p>73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fundir una salsa de pasta con albahaca fresca y orég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5" calcext:value-type="float">
            <text:p>73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ermitir que la masa de pan leude hasta que duplique su tamaño antes de horne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6" calcext:value-type="float">
            <text:p>73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toffee casero con control preciso de la temperat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7" calcext:value-type="float">
            <text:p>73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fondant para cubrir y decorar un pastel con acabados suaves y pul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8" calcext:value-type="float">
            <text:p>73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iletear expertamente un pescado entero para cocin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9" calcext:value-type="float">
            <text:p>73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zclar frutos secos tostados para hacer mantequilla de almendra cremo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0" calcext:value-type="float">
            <text:p>73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sabroso paté de hígado de po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1" calcext:value-type="float">
            <text:p>73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una masa para pasteles tierna y escamosa para una tarta de frutas de tempor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2" calcext:value-type="float">
            <text:p>73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latar y conservar mermeladas para disfrutar de las frutas de verano durante todo el añ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3" calcext:value-type="float">
            <text:p>73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acticar buenos modales en la mesa y la etiqueta al co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4" calcext:value-type="float">
            <text:p>73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delicadas decoraciones de azúcar hilado para pos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5" calcext:value-type="float">
            <text:p>73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emplar el chocolate para lograr un acabado brillante en truf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6" calcext:value-type="float">
            <text:p>73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ermentar verduras para crear kimchi agridulce y rico en probiót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sabroso chili vegano con fuentes de proteína a base de plant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8" calcext:value-type="float">
            <text:p>73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egar delicadas empanadas con pliegues intrin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9" calcext:value-type="float">
            <text:p>73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crepes delgados y delicados para un relleno dulce o sal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0" calcext:value-type="float">
            <text:p>73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ahumador para impregnar carnes con sabores ahum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1" calcext:value-type="float">
            <text:p>73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sushi con arroz perfectamente sazonado, pescado fresco y verdu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2" calcext:value-type="float">
            <text:p>73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ridar un vino tinto intenso con un guiso de carne sabr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3" calcext:value-type="float">
            <text:p>73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r imágenes visualmente atractivas de un plato bellamente present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4" calcext:value-type="float">
            <text:p>73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ornear un lote de galletas con chispas de chocolate sin gluten utilizando harinas alterna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5" calcext:value-type="float">
            <text:p>73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suave salsa Alfredo con mantequilla y cre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6" calcext:value-type="float">
            <text:p>73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ulsionar una vinagreta agregando lentamente aceite mientras se b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7" calcext:value-type="float">
            <text:p>73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lamear plátanos con ron para una presentación dramática de pos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8" calcext:value-type="float">
            <text:p>73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aridar un cheddar fuerte con un vino tinto afrut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9" calcext:value-type="float">
            <text:p>73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un risotto cremoso con arroz Arborio y caldo r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guiso vegetal sustancioso con una mezcla de sab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atir crema a picos suaves para decorar pos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2" calcext:value-type="float">
            <text:p>74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una base de helado de vainilla suave y cremo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salsa sabrosa a partir de los jugos de coc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4" calcext:value-type="float">
            <text:p>74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egar delicados dumplings de dim sum con pliegues intrinc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5" calcext:value-type="float">
            <text:p>74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anzar la masa de pizza al aire para estirarla y darle form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6" calcext:value-type="float">
            <text:p>74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chutney agridulce de man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7" calcext:value-type="float">
            <text:p>74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oltear crepes en una sartén para cocinar ambos lados de manera unifor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8" calcext:value-type="float">
            <text:p>74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pilar ingredientes para crear una cazuela reconfort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9" calcext:value-type="float">
            <text:p>74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rueda de queso Camembert case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0" calcext:value-type="float">
            <text:p>74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oltear panqueques para lograr una textura dor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1" calcext:value-type="float">
            <text:p>74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icar cebollas finamente para una salsa sabro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2" calcext:value-type="float">
            <text:p>74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er huevos al vapor para lograr una textura delicada para Eggs Benedi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3" calcext:value-type="float">
            <text:p>74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un gelato de pistacho suave y crem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4" calcext:value-type="float">
            <text:p>74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altear camarones con ajo y mantequilla para un plato rápido y sabro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5" calcext:value-type="float">
            <text:p>74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pirar a fondo alfombras y pisos para eliminar el polvo y la suc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6" calcext:value-type="float">
            <text:p>74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paño de microfibra para quitar el polvo de muebles, estantes y superfic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regar y desinfectar el inodoro, el lavabo y la ducha en un bañ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8" calcext:value-type="float">
            <text:p>74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rapiar suelos duros con un limpiador de suelos adecuado para obtener un acabado brill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9" calcext:value-type="float">
            <text:p>74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ventanas y superficies de vidrio con un limpiador de ventanas sin ray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0" calcext:value-type="float">
            <text:p>74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engrasar y limpiar encimeras, electrodomésticos y superficies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1" calcext:value-type="float">
            <text:p>74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lasificar, lavar y doblar ropa usando productos de lavandería apropi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2" calcext:value-type="float">
            <text:p>74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el interior y el exterior del horno para eliminar grasa y residu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3" calcext:value-type="float">
            <text:p>74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organizar los estantes y cajones del refrigerad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4" calcext:value-type="float">
            <text:p>74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avar y secar platos, utensilios y utensilios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limpiador de telas para limpiar y refrescar la tapicería de los mue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6" calcext:value-type="float">
            <text:p>74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ulir y abrillantar suelos duros para lograr un brillo brill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aciar y desinfectar los contenedores de basura y desechar la basura correct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8" calcext:value-type="float">
            <text:p>74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Quitar el polvo y limpiar cortinas y persianas para eliminar el polvo y los alérge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9" calcext:value-type="float">
            <text:p>74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limpiar los zócalos para eliminar la suciedad y el polvo acumul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0" calcext:value-type="float">
            <text:p>74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a limpiadora de alfombras para eliminar manchas y refrescar alfomb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a limpieza exhaustiva en todas las áreas, incluidos los lugares de difícil acce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2" calcext:value-type="float">
            <text:p>74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manchas difíciles de telas y superficies usando quitamanchas apropi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3" calcext:value-type="float">
            <text:p>74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hojas y escombros de los canalones para evitar obstruc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4" calcext:value-type="float">
            <text:p>74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regar y limpiar las juntas en áreas con azulejos para eliminar la suc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5" calcext:value-type="float">
            <text:p>74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pirar y limpiar manchas en los colchones para eliminar el polvo y los alérge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6" calcext:value-type="float">
            <text:p>74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fregar las paredes para eliminar huellas dactilares y suc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7" calcext:value-type="float">
            <text:p>74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rodillo quitapelusa o una aspiradora para eliminar el pelo de mascotas de muebles y tel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8" calcext:value-type="float">
            <text:p>74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 polvo y las telarañas de los techos con un plumero de mango lar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9" calcext:value-type="float">
            <text:p>74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pantallas, teclados y dispositivos electrónicos con soluciones de limpieza adecua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0" calcext:value-type="float">
            <text:p>74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pulir zapatos para mantener su apar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1" calcext:value-type="float">
            <text:p>74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limpiador de acero inoxidable para pulir y eliminar huellas de electrodomést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2" calcext:value-type="float">
            <text:p>74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arrer y lavar espacios al aire libre como patios y terra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3" calcext:value-type="float">
            <text:p>74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eliminador de moho y mildiu para limpiar y prevenir el crecimiento en áreas húme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4" calcext:value-type="float">
            <text:p>74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pulir muebles de madera para restaurar su bri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5" calcext:value-type="float">
            <text:p>74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pirar y limpiar alfombras de área para mantenerlas limpias y fres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6" calcext:value-type="float">
            <text:p>74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infectar y limpiar los juguetes de los niños para mantener la hi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7" calcext:value-type="float">
            <text:p>74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ementos no deseados y despejar los espacios habit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8" calcext:value-type="float">
            <text:p>74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manchas de las paredes utilizando agentes de limpieza apropi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9" calcext:value-type="float">
            <text:p>74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regar y limpiar las baldosas del baño para eliminar la acumulación de jabón y sucie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0" calcext:value-type="float">
            <text:p>74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los estantes y contenedores de la despensa para mantener ordenados los al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1" calcext:value-type="float">
            <text:p>74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refrescar las cortinas para eliminar el polvo y los ol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las persianas con un paño de microfibra para eliminar el polv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los zapateros para mantener los zapatos orden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4" calcext:value-type="float">
            <text:p>74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el polvo y la suciedad de los conductos de aire para mejorar la calidad del 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5" calcext:value-type="float">
            <text:p>74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pirar y limpiar el interior del coche para mantenerlo limpio y fres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6" calcext:value-type="float">
            <text:p>74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fregar los gabinetes por dentro y por fu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7" calcext:value-type="float">
            <text:p>74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lavar los muebles de patio para eliminar la suciedad y la gra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8" calcext:value-type="float">
            <text:p>74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los teclados de computadora para eliminar el polvo y los desech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9" calcext:value-type="float">
            <text:p>74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 y cuidar las hojas de las plantas para mantener su salud y apar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mbiar correctamente un pañal y garantizar la hi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1" calcext:value-type="float">
            <text:p>74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actividades de juego apropiadas para la edad y garantizar la segur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ablecer una rutina de dormir tranquila para ayudar a un niño a dormir mej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3" calcext:value-type="float">
            <text:p>74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ificar comidas equilibradas y nutritivas adecuadas para las necesidades de los niñ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4" calcext:value-type="float">
            <text:p>74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conversaciones apropiadas para la edad y escuchar activ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5" calcext:value-type="float">
            <text:p>74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os niños sobre el lavado de manos adecuado y la higiene pers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6" calcext:value-type="float">
            <text:p>74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un niño a través del proceso de transición de pañales a usar el inodo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7" calcext:value-type="float">
            <text:p>74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diar en conflictos entre niños y enseñar habilidades para resolver proble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8" calcext:value-type="float">
            <text:p>74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con tareas escolares y brindar ori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9" calcext:value-type="float">
            <text:p>74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actividades artísticas y artesanales, dibujo y otras actividades crea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0" calcext:value-type="float">
            <text:p>74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upervisar el juego al aire libre para garantizar la seguridad y la divers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1" calcext:value-type="float">
            <text:p>74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métodos de disciplina suave para fomentar un buen comportami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2" calcext:value-type="float">
            <text:p>74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rutina diaria estructurada que incluya comidas, siestas y tiempo de ju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3" calcext:value-type="float">
            <text:p>74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sentar juguetes y actividades educativas para fomentar el aprendiz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4" calcext:value-type="float">
            <text:p>74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comodidad y cuidados cuando un niño está enferm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5" calcext:value-type="float">
            <text:p>74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omentar las interacciones sociales y enseñar el comportamiento apropiad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6" calcext:value-type="float">
            <text:p>74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petar y apreciar el trasfondo cultural y la diversidad de un niñ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7" calcext:value-type="float">
            <text:p>74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mitar a famosos famosos y personajes con imitaciones preci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8" calcext:value-type="float">
            <text:p>74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 rutina de comedia en vivo que haga reír a la aud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9" calcext:value-type="float">
            <text:p>74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movimientos de baile hilarantes que hagan reír a to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0" calcext:value-type="float">
            <text:p>74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dear bromas elaboradas e inofensivas que sorprendan y diviert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1" calcext:value-type="float">
            <text:p>74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malabarismos con una variedad de objetos de manera cómica y entreten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2" calcext:value-type="float">
            <text:p>74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humor slapstick y acrobacias físicas cóm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3" calcext:value-type="float">
            <text:p>74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ntar anécdotas humorísticas que cautiven y entretengan a la aud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4" calcext:value-type="float">
            <text:p>74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obras de arte peculiares y caprichosas que provoquen sonris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5" calcext:value-type="float">
            <text:p>74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disfraces extravagantes y tontos para hacer reír en cualquier ev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6" calcext:value-type="float">
            <text:p>74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mitar acentos, voces y modismos para crear escenarios dive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7" calcext:value-type="float">
            <text:p>74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actuaciones de comedia improvisada con humor ingenioso y espontán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8" calcext:value-type="float">
            <text:p>74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expresiones faciales hilarantes y exageradas para efectos cóm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9" calcext:value-type="float">
            <text:p>74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anciones de parodia hilarantes que den un giro cómico a melodías popula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0" calcext:value-type="float">
            <text:p>74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acciones silenciosas y exageradas que cuenten una historia divert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1" calcext:value-type="float">
            <text:p>74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un humor seco y sarcástico para hacer comentarios graciosos e inesper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2" calcext:value-type="float">
            <text:p>74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r y presentar gadgets cómicamente imprácticos pero ingenio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3" calcext:value-type="float">
            <text:p>74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porcionar locuciones humorísticas para videos o anima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4" calcext:value-type="float">
            <text:p>74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tutoriales de cocina absurdos y falsos con resultados gracio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5" calcext:value-type="float">
            <text:p>74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prender un día de interpretación de roles como personajes ficticios y dive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6" calcext:value-type="float">
            <text:p>74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ccionar a situaciones cotidianas con respuestas exageradas y humoríst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7" calcext:value-type="float">
            <text:p>74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rucos de magia con resultados inesperados y dive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8" calcext:value-type="float">
            <text:p>74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itar trabalenguas desafiantes con resultados rápidos y dive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9" calcext:value-type="float">
            <text:p>74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informes satíricos de noticias con titulares extravagantes y gracio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frontar desafíos extravagantes que resultan en situaciones cóm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1" calcext:value-type="float">
            <text:p>75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eer una página de un libro en tan solo unos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2" calcext:value-type="float">
            <text:p>75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dibujo simple pero reconocible en menos de un minu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bir un relato breve o un párrafo en cuestión de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4" calcext:value-type="float">
            <text:p>75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letar una rutina de ejercicio de alta intensidad en cinco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5" calcext:value-type="float">
            <text:p>75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una comida sabrosa en menos de 15 minutos utilizando una Olla Instantá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6" calcext:value-type="float">
            <text:p>75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bir una oración con precisión en cuestión de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7" calcext:value-type="float">
            <text:p>75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meditación rápida de un minuto para relaja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8" calcext:value-type="float">
            <text:p>75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un rompecabezas simple en cuestión de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9" calcext:value-type="float">
            <text:p>75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mar una decisión rápida y segura en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0" calcext:value-type="float">
            <text:p>75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letar un rompecabezas de Sudoku en un minu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1" calcext:value-type="float">
            <text:p>75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turar una foto interesante en un inst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2" calcext:value-type="float">
            <text:p>75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un problema matemático o un acertijo rápid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3" calcext:value-type="float">
            <text:p>75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dibujo simple y emotivo en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4" calcext:value-type="float">
            <text:p>75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Memorizar una lista de elementos en solo unos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5" calcext:value-type="float">
            <text:p>75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pacar una pequeña bolsa para un viaje rápido en cuestión de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6" calcext:value-type="float">
            <text:p>75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viar un mensaje breve y preciso en segun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7" calcext:value-type="float">
            <text:p>75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a serie de ejercicios de estiramiento en un minu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8" calcext:value-type="float">
            <text:p>75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ailar enérgicamente y de manera creativa para una breve presen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9" calcext:value-type="float">
            <text:p>75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impiar, hidratar y aplicar protector solar en menos de cinco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0" calcext:value-type="float">
            <text:p>75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letar un desafío de dibujo en un límite de tie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1" calcext:value-type="float">
            <text:p>75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a obra de arte digital rápida y juguetona para enviar como mens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2" calcext:value-type="float">
            <text:p>75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letar un pequeño proyecto de mejoramiento del hogar en menos de una ho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denar una habitación en cuestión de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4" calcext:value-type="float">
            <text:p>75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ablecer un objetivo específico y un plan de acción en unos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bir un poema o un párrafo corto que capture emoc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6" calcext:value-type="float">
            <text:p>75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eer un pasaje en voz alta rápidamente manteniendo la clar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7" calcext:value-type="float">
            <text:p>75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retratos caricaturescos rápidos de person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8" calcext:value-type="float">
            <text:p>75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pequeño artículo hecho a mano en un corto período de tie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9" calcext:value-type="float">
            <text:p>75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malabares con tres objetos para una actuación corta y entreten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0" calcext:value-type="float">
            <text:p>75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visar un documento y resaltar puntos clave en cuestión de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1" calcext:value-type="float">
            <text:p>75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eguir una receta simple y cocinar un plato rápid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2" calcext:value-type="float">
            <text:p>75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car una pieza musical enérgica y espontá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3" calcext:value-type="float">
            <text:p>75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r una situación y proponer soluciones rápida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4" calcext:value-type="float">
            <text:p>75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rmar un rompecabezas de piezas en cuestión de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5" calcext:value-type="float">
            <text:p>75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un peinado elegante y rápido para un evento espe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6" calcext:value-type="float">
            <text:p>75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tar flores o hierbas en una pequeña cama de jardín en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7" calcext:value-type="float">
            <text:p>75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 monólogo corto y dramá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8" calcext:value-type="float">
            <text:p>75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y despejar un espacio pequeño en poco tie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9" calcext:value-type="float">
            <text:p>75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dibujos rápidos y juguetones de anim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0" calcext:value-type="float">
            <text:p>75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un acertijo o enigma rápidamente en el mom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1" calcext:value-type="float">
            <text:p>75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Hacer un origami simple doblando una hoja de pa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2" calcext:value-type="float">
            <text:p>75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actuación improvisada corta y espontán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3" calcext:value-type="float">
            <text:p>75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ominar una técnica de cocina rápida como sellar o blanque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4" calcext:value-type="float">
            <text:p>75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oner una melodía de canción breve y pegajosa en minu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5" calcext:value-type="float">
            <text:p>75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garabatos rápidos y caprichosos en pa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6" calcext:value-type="float">
            <text:p>754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ejer una historia corta y atractiva en el mom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7" calcext:value-type="float">
            <text:p>754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un truco de cartas rápido e impresion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8" calcext:value-type="float">
            <text:p>754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cribir y recitar un poema corto con emo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9" calcext:value-type="float">
            <text:p>754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mpletar una serie de movimientos de ejercicio rápidos e intens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0" calcext:value-type="float">
            <text:p>755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rrer tan rápido como sea posible en una carrera cor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1" calcext:value-type="float">
            <text:p>755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bservar caracoles moverse lentamente en una carre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2" calcext:value-type="float">
            <text:p>755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Navegar tranquilamente en un barco de movimiento l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3" calcext:value-type="float">
            <text:p>755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er una actuación de ballet grácil con movimientos lentos y eleg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4" calcext:value-type="float">
            <text:p>755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gustar y apreciar los sabores de una comida gourm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5" calcext:value-type="float">
            <text:p>755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bujar un retrato detallado con sombreado cuidadoso y l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6" calcext:value-type="float">
            <text:p>755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olver rápidamente un rompecabezas de piezas con resolución ráp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7" calcext:value-type="float">
            <text:p>755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marte tu tiempo para armar un rompecabezas desafi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8" calcext:value-type="float">
            <text:p>755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acticar una secuencia de yoga dinámica y rápi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9" calcext:value-type="float">
            <text:p>755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sesión de yoga suave y de ritmo len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0" calcext:value-type="float">
            <text:p>756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conversación rápida y enérg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1" calcext:value-type="float">
            <text:p>756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ener una conversación profunda y contemplativa con reflexión len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2" calcext:value-type="float">
            <text:p>756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breve y enfocada sesión de medit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3" calcext:value-type="float">
            <text:p>756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acticar la conciencia plena con atención lenta y delibera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4" calcext:value-type="float">
            <text:p>756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articipar en una rutina de estiramientos larga y sua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5" calcext:value-type="float">
            <text:p>756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eparar una comida rápidamente con técnicas de cocina efic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6" calcext:value-type="float">
            <text:p>756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r un plato lentamente para realzar sabores y ternu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7" calcext:value-type="float">
            <text:p>756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crear un presupuesto detallado para administrar sus finan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8" calcext:value-type="float">
            <text:p>756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los clientes en la creación de un plan para reducir y gestionar sus deud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9" calcext:value-type="float">
            <text:p>756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r sobre métodos efectivos para ahorrar dinero para objetivos a corto y largo plaz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0" calcext:value-type="float">
            <text:p>757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ducar a las personas sobre diversos temas financier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1" calcext:value-type="float">
            <text:p>757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tomar decisiones informadas sobre planes de pensi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2" calcext:value-type="float">
            <text:p>757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os clientes a desarrollar planes para donaciones filantróp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3" calcext:value-type="float">
            <text:p>757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Brindar asesoramiento financiero a las empresas para el crecimiento y la renta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4" calcext:value-type="float">
            <text:p>757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los clientes que desean invertir en empresas alineadas con sus val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seminarios para mejorar la comprensión de las finanzas pers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6" calcext:value-type="float">
            <text:p>757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r sobre la creación de fideicomisos que beneficien a causas benéficas y a los cli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7" calcext:value-type="float">
            <text:p>757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yudar a las personas a navegar por los aspectos financieros durante los procedimientos de divorc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8" calcext:value-type="float">
            <text:p>757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uiar a los clientes hacia prácticas financieras sostenibles para el futu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9" calcext:value-type="float">
            <text:p>757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aluar el consumo de energía de un edificio y sugerir mejoras de eficienc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0" calcext:value-type="float">
            <text:p>758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ompost rico en nutrientes a partir de residuos orgánicos para enriquecimiento del jardí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1" calcext:value-type="float">
            <text:p>758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para educar a las personas sobre la reducción de residuos y el recicla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2" calcext:value-type="float">
            <text:p>758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eventos donde los voluntarios limpian espacios públ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3" calcext:value-type="float">
            <text:p>758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equeñas granjas en áreas urbanas para cultivar productos frescos localm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4" calcext:value-type="float">
            <text:p>758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r paneles solares en techos para generar energía limp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5" calcext:value-type="float">
            <text:p>758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el uso del transporte público para reducir las emisiones de carbo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r a las personas para adoptar un estilo de vida con un mínimo de residu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7" calcext:value-type="float">
            <text:p>758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stablecer programas que proporcionen autos comparti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8" calcext:value-type="float">
            <text:p>758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Lanzar campañas para reducir el consumo de plástico de un solo u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9" calcext:value-type="float">
            <text:p>758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roductos con un impacto mínimo en 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0" calcext:value-type="float">
            <text:p>759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r envases ecológicos y que reduzcan los residu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1" calcext:value-type="float">
            <text:p>759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gar por la adopción de fuentes de energía renov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2" calcext:value-type="float">
            <text:p>759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ger y reciclar residuos electrónicos para prevenir la contamin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3" calcext:value-type="float">
            <text:p>759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taurar hábitats naturales plantando árboles y revitalizando ecosiste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4" calcext:value-type="float">
            <text:p>759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prácticas éticas y sostenibles en la industria de la mo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5" calcext:value-type="float">
            <text:p>759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huertos compartidos donde los habitantes locales pueden cultivar sus propios product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6" calcext:value-type="float">
            <text:p>759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talleres para educar a las personas sobre la energía solar y eólic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7" calcext:value-type="float">
            <text:p>759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liminar los desechos plásticos de los océanos para proteger los ecosistemas marin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8" calcext:value-type="float">
            <text:p>759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ar tecnologías con impactos ambientales positiv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9" calcext:value-type="float">
            <text:p>759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catar alimentos excedentes de restaurantes y eventos para alimentar a los necesitad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señar paisajes que conserven agua y promuevan la biodivers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1" calcext:value-type="float">
            <text:p>760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ertir en empresas que se centren en fuentes de energía limpia y renov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2" calcext:value-type="float">
            <text:p>760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fender políticas y acciones que protejan 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rganizar talleres para educar a los niños sobre la sosteni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4" calcext:value-type="float">
            <text:p>760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herramientas para ayudar a las personas a medir y reducir su huella de carbo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5" calcext:value-type="float">
            <text:p>760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coger agua de lluvia para riego y uso domés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6" calcext:value-type="float">
            <text:p>760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omentar prácticas de viaje responsables que minimicen el impacto ambi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7" calcext:value-type="float">
            <text:p>760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bogar por políticas gubernamentales que respalden la energía renov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8" calcext:value-type="float">
            <text:p>760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stalar jardines en los techos para mejorar la aislación y la calidad del 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9" calcext:value-type="float">
            <text:p>760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arte que genere conciencia sobre el cambio climátic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0" calcext:value-type="float">
            <text:p>761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Ofrecer servicios de catering con alimentos de origen local y respetuosos con 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1" calcext:value-type="float">
            <text:p>761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vehículos eléctricos, carriles para bicicletas y senderos peat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2" calcext:value-type="float">
            <text:p>761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lanificar eventos con menos residuos y prácticas sosteni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3" calcext:value-type="float">
            <text:p>761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sobre los beneficios y el potencial de la energía renov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4" calcext:value-type="float">
            <text:p>761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mplementar sistemas para conservar y gestionar los recursos hídri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5" calcext:value-type="float">
            <text:p>761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Asesorar a las empresas sobre prácticas sostenibles y operaciones respetuosas con el medio ambi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6" calcext:value-type="float">
            <text:p>761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ar proyectos solares o eólicos locales que beneficien a la comun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7" calcext:value-type="float">
            <text:p>761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nseñar a las personas a reutilizar objetos antiguos y convertirlos en productos nuevos y út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8" calcext:value-type="float">
            <text:p>761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Usar materiales ecológicos en proyectos de construcción y renov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9" calcext:value-type="float">
            <text:p>761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planes de estudio educativos que enfaticen la sostenibilid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0" calcext:value-type="float">
            <text:p>762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Invertir en empresas que prioricen la responsabilidad social y ambien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1" calcext:value-type="float">
            <text:p>762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señar y promocionar productos que se alineen con valores sosteni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2" calcext:value-type="float">
            <text:p>762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apacitar a individuos para carreras en la industria de la energía renov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3" calcext:value-type="float">
            <text:p>762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romover el uso compartido de autos, el ciclismo y el transporte público como opciones ecológic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4" calcext:value-type="float">
            <text:p>762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alizar seminarios sobre los últimos avances en tecnología sosteni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esarrollar envases que generen un mínimo de residuos y contamin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6" calcext:value-type="float">
            <text:p>762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rear conciencia sobre la toma de decisiones conscientes en las comp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7" calcext:value-type="float">
            <text:p>762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jercicios de construcción de equipos, Talleres, Clubes de lectura, Noches de juegos de mesa, Canto co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8" calcext:value-type="float">
            <text:p>762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iempo boca abajo, Soplar burbujas, Cucú-tras, Paseos en cocheci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9" calcext:value-type="float">
            <text:p>762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Pintura con dedos, Construcción con bloques, Lectura de cuentos, Escondite, Juego en el parque infan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0" calcext:value-type="float">
            <text:p>763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Dibujo y coloreado, Juegos de mesa simples, Construcción con L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Videojuegos, Skateboarding, Formación de bandas musicales, Ligas deportiv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2" calcext:value-type="float">
            <text:p>763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Yoga, Jardinería, Clases de cocina, Cata de vinos, Mejoras caseras DIY, Meditación, Eventos de netwo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3" calcext:value-type="float">
            <text:p>763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ejer, Observación de aves, Jardinería, Clases de ejercicios suaves, Bailes sociales, Tours en gru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4" calcext:value-type="float">
            <text:p>763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upos de estudio o tutorí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5" calcext:value-type="float">
            <text:p>763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itas de juego, Sesiones de manualidades DIY, Grupos de apoyo para pad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6" calcext:value-type="float">
            <text:p>7636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ventos de networking, Seminarios, Webinars, Talleres de construcción de equip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7" calcext:value-type="float">
            <text:p>7637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alleres de manualidades, Tutoriales DIY, Clases de jardinería, Sesiones de construcción de modelos, Clases de coci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8" calcext:value-type="float">
            <text:p>7638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Cocina vegana, Comida vegana, Defensa de los derechos de los animales, Talleres sobre estilo de vida veg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9" calcext:value-type="float">
            <text:p>7639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Festivales de comida vegetariana, Visitas a granjas, Grupos de apoyo vegetari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0" calcext:value-type="float">
            <text:p>7640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Revisiones por pares, Serie de conferencias, Clubes de lectura, Salidas de investigación de ca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1" calcext:value-type="float">
            <text:p>7641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Empoderamiento femenino, Talleres de salud para mujeres, Clases de autodefen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2" calcext:value-type="float">
            <text:p>7642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alleres de salud para hombres, Campamentos de fitness, Sesiones de arreglo de barb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3" calcext:value-type="float">
            <text:p>7643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Grupos de apoyo no binarios, Campañas de conciencia, Encuentros comunitarios, Talleres de mod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4" calcext:value-type="float">
            <text:p>7644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eminarios de ayuda legal, Eventos de integración comunitaria, Clases de idiomas, Capacitación en habilidades labor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5" calcext:value-type="float">
            <text:p>7645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Tours locales, Programas de intercambio de idiomas, Noches de comida internac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09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09P2" style:volatile="true">
      <number:text> ¤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text> 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07P2" style:volatile="true">
      <number:text> ¤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41:57.254132200</dc:date>
    <meta:editing-duration>PT40M12S</meta:editing-duration>
    <meta:editing-cycles>11</meta:editing-cycles>
    <meta:generator>LibreOffice/7.3.7.2$Linux_X86_64 LibreOffice_project/30$Build-2</meta:generator>
    <meta:document-statistic meta:table-count="1" meta:cell-count="9183" meta:object-count="0"/>
  </office:meta>
</office:document-meta>
</file>